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 style:font-name="Ubuntu" style:font-name-asian="Ubuntu" style:font-name-complex="Ubuntu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13">
      <style:table-cell-properties style:vertical-align="automatic"/>
      <style:text-properties fo:color="#000000" style:font-name="Ubuntu" style:font-name-asian="Ubuntu" style:font-name-complex="Ubuntu"/>
    </style:style>
    <style:style style:name="ce5" style:family="table-cell" style:parent-style-name="Default" style:data-style-name="N0">
      <style:text-properties fo:color="#000000" style:font-name="Ubuntu" style:font-name-asian="Ubuntu" style:font-name-complex="Ubuntu"/>
    </style:style>
    <style:style style:name="ce6" style:family="table-cell" style:parent-style-name="Default" style:data-style-name="N0">
      <style:table-cell-properties style:vertical-align="automatic"/>
      <style:text-properties fo:color="#000000" style:font-name="Ubuntu" style:font-name-asian="Ubuntu" style:font-name-complex="Ubuntu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Ubuntu" style:font-name-asian="Ubuntu" style:font-name-complex="Ubuntu"/>
    </style:style>
    <style:style style:name="ce8" style:family="table-cell" style:parent-style-name="Default" style:data-style-name="N13">
      <style:table-cell-properties style:vertical-align="automatic" style:repeat-content="false"/>
      <style:paragraph-properties fo:text-align="end" fo:margin-right="0cm"/>
      <style:text-properties fo:color="#000000" style:font-name="Ubuntu" style:font-name-asian="Ubuntu" style:font-name-complex="Ubuntu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Ubuntu" style:font-name-asian="Ubuntu" style:font-name-complex="Ubuntu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Ubuntu" style:font-name-asian="Ubuntu" style:font-name-complex="Ubuntu"/>
    </style:style>
    <style:style style:name="ce11" style:family="table-cell" style:parent-style-name="Default" style:data-style-name="N0">
      <style:table-cell-properties style:vertical-align="automatic"/>
      <style:text-properties fo:color="#000000" style:font-name="Ubuntu" style:font-name-asian="Ubuntu" style:font-name-complex="Ubuntu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5.159375cm"/>
    </style:style>
    <style:style style:name="co8" style:family="table-column">
      <style:table-column-properties fo:break-before="auto" style:column-width="2.91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cs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Scheduler</text:p>
          </table:table-cell>
          <table:table-cell office:value-type="string" table:style-name="ce2">
            <text:p>Wall Clock Time (sec)</text:p>
          </table:table-cell>
          <table:table-cell office:value-type="string" table:style-name="ce2">
            <text:p>Total User Mode CPU Seconds</text:p>
          </table:table-cell>
          <table:table-cell office:value-type="string" table:style-name="ce2">
            <text:p>Total Kernel Mode CPU Seconds</text:p>
          </table:table-cell>
          <table:table-cell office:value-type="string" table:style-name="ce2">
            <text:p>CPU Percentage</text:p>
          </table:table-cell>
          <table:table-cell office:value-type="string" table:style-name="ce2">
            <text:p>Total Non-Voluntary Context Switches</text:p>
          </table:table-cell>
          <table:table-cell office:value-type="string" table:style-name="ce2">
            <text:p>Total Voluntary Context Switches</text:p>
          </table:table-cell>
          <table:table-cell office:value-type="string" table:style-name="ce2">
            <text:p># Processes</text:p>
          </table:table-cell>
          <table:table-cell office:value-type="string" table:style-name="ce2">
            <text:p>Uinform priority</text:p>
          </table:table-cell>
          <table:table-cell office:value-type="string" table:style-name="ce3">
            <text:p>test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73" table:style-name="ce2">
            <text:p>0.73</text:p>
          </table:table-cell>
          <table:table-cell office:value-type="float" office:value="0.66" table:style-name="ce2">
            <text:p>0.66</text:p>
          </table:table-cell>
          <table:table-cell office:value-type="float" office:value="0.02" table:style-name="ce2">
            <text:p>0.02</text:p>
          </table:table-cell>
          <table:table-cell office:value-type="percentage" office:value="0.94" table:style-name="ce4">
            <text:p>94%</text:p>
          </table:table-cell>
          <table:table-cell office:value-type="float" office:value="221" table:style-name="ce2">
            <text:p>221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8" table:style-name="ce2">
            <text:p>0.8</text:p>
          </table:table-cell>
          <table:table-cell office:value-type="float" office:value="0.74" table:style-name="ce2">
            <text:p>0.74</text:p>
          </table:table-cell>
          <table:table-cell office:value-type="float" office:value="0.02" table:style-name="ce2">
            <text:p>0.02</text:p>
          </table:table-cell>
          <table:table-cell office:value-type="percentage" office:value="0.94" table:style-name="ce4">
            <text:p>94%</text:p>
          </table:table-cell>
          <table:table-cell office:value-type="float" office:value="227" table:style-name="ce2">
            <text:p>227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92" table:style-name="ce2">
            <text:p>0.92</text:p>
          </table:table-cell>
          <table:table-cell office:value-type="float" office:value="0.89" table:style-name="ce2">
            <text:p>0.89</text:p>
          </table:table-cell>
          <table:table-cell office:value-type="float" office:value="0.05" table:style-name="ce2">
            <text:p>0.05</text:p>
          </table:table-cell>
          <table:table-cell office:value-type="percentage" office:value="1.02" table:style-name="ce4">
            <text:p>102%</text:p>
          </table:table-cell>
          <table:table-cell office:value-type="float" office:value="282" table:style-name="ce2">
            <text:p>28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0.81666666666666676" table:formula="of:=AVERAGE([.B2:.B4])" table:style-name="ce2">
            <text:p>0.816666667</text:p>
          </table:table-cell>
          <table:table-cell office:value-type="float" office:value="0.76333333333333331" table:formula="of:=AVERAGE([.C2:.C4])" table:style-name="ce2">
            <text:p>0.763333333</text:p>
          </table:table-cell>
          <table:table-cell office:value-type="float" office:value="0.03" table:formula="of:=AVERAGE([.D2:.D4])" table:style-name="ce2">
            <text:p>0.03</text:p>
          </table:table-cell>
          <table:table-cell office:value-type="percentage" office:value="0.96666666666666667" table:formula="of:=AVERAGE([.E2:.E4])" table:style-name="ce4">
            <text:p>97%</text:p>
          </table:table-cell>
          <table:table-cell office:value-type="float" office:value="243.33333333333334" table:formula="of:=AVERAGE([.F2:.F4])" table:style-name="ce2">
            <text:p>243.3333333</text:p>
          </table:table-cell>
          <table:table-cell office:value-type="float" office:value="17" table:formula="of:=AVERAGE([.G2:.G4])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69" table:style-name="ce2">
            <text:p>0.69</text:p>
          </table:table-cell>
          <table:table-cell office:value-type="float" office:value="0.66" table:style-name="ce2">
            <text:p>0.66</text:p>
          </table:table-cell>
          <table:table-cell office:value-type="float" office:value="0" table:style-name="ce2">
            <text:p>0</text:p>
          </table:table-cell>
          <table:table-cell office:value-type="percentage" office:value="0.95" table:style-name="ce4">
            <text:p>95%</text:p>
          </table:table-cell>
          <table:table-cell office:value-type="float" office:value="197" table:style-name="ce2">
            <text:p>19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1.01" table:style-name="ce2">
            <text:p>1.01</text:p>
          </table:table-cell>
          <table:table-cell office:value-type="float" office:value="0.7" table:style-name="ce2">
            <text:p>0.7</text:p>
          </table:table-cell>
          <table:table-cell office:value-type="float" office:value="0" table:style-name="ce2">
            <text:p>0</text:p>
          </table:table-cell>
          <table:table-cell office:value-type="percentage" office:value="0.69" table:style-name="ce4">
            <text:p>69%</text:p>
          </table:table-cell>
          <table:table-cell office:value-type="float" office:value="154" table:style-name="ce2">
            <text:p>154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72" table:style-name="ce2">
            <text:p>0.72</text:p>
          </table:table-cell>
          <table:table-cell office:value-type="float" office:value="0.68" table:style-name="ce2">
            <text:p>0.68</text:p>
          </table:table-cell>
          <table:table-cell office:value-type="float" office:value="0" table:style-name="ce2">
            <text:p>0</text:p>
          </table:table-cell>
          <table:table-cell office:value-type="percentage" office:value="0.94" table:style-name="ce4">
            <text:p>94%</text:p>
          </table:table-cell>
          <table:table-cell office:value-type="float" office:value="196" table:style-name="ce2">
            <text:p>196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0.80666666666666664" table:formula="of:=AVERAGE([.B6:.B8])" table:style-name="ce2">
            <text:p>0.806666667</text:p>
          </table:table-cell>
          <table:table-cell office:value-type="float" office:value="0.68" table:formula="of:=AVERAGE([.C6:.C8])" table:style-name="ce2">
            <text:p>0.68</text:p>
          </table:table-cell>
          <table:table-cell office:value-type="float" office:value="0" table:style-name="ce2">
            <text:p>0</text:p>
          </table:table-cell>
          <table:table-cell office:value-type="percentage" office:value="0.86" table:formula="of:=AVERAGE([.E6:.E8])" table:style-name="ce4">
            <text:p>86%</text:p>
          </table:table-cell>
          <table:table-cell office:value-type="float" office:value="182.33333333333334" table:formula="of:=AVERAGE([.F6:.F8])" table:style-name="ce2">
            <text:p>182.3333333</text:p>
          </table:table-cell>
          <table:table-cell office:value-type="float" office:value="17.333333333333332" table:formula="of:=AVERAGE([.G6:.G8])" table:style-name="ce2">
            <text:p>17.3333333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13" table:style-name="ce2">
            <text:p>3.13</text:p>
          </table:table-cell>
          <table:table-cell office:value-type="float" office:value="3.6" table:style-name="ce2">
            <text:p>3.6</text:p>
          </table:table-cell>
          <table:table-cell office:value-type="float" office:value="0.03" table:style-name="ce2">
            <text:p>0.03</text:p>
          </table:table-cell>
          <table:table-cell office:value-type="percentage" office:value="1.1599999999999999" table:style-name="ce4">
            <text:p>116%</text:p>
          </table:table-cell>
          <table:table-cell office:value-type="float" office:value="1098" table:style-name="ce2">
            <text:p>1098</text:p>
          </table:table-cell>
          <table:table-cell office:value-type="float" office:value="61" table:style-name="ce2">
            <text:p>61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4.16" table:style-name="ce2">
            <text:p>4.16</text:p>
          </table:table-cell>
          <table:table-cell office:value-type="float" office:value="3.55" table:style-name="ce2">
            <text:p>3.55</text:p>
          </table:table-cell>
          <table:table-cell office:value-type="float" office:value="0.02" table:style-name="ce2">
            <text:p>0.02</text:p>
          </table:table-cell>
          <table:table-cell office:value-type="percentage" office:value="0.85" table:style-name="ce4">
            <text:p>85%</text:p>
          </table:table-cell>
          <table:table-cell office:value-type="float" office:value="1021" table:style-name="ce2">
            <text:p>1021</text:p>
          </table:table-cell>
          <table:table-cell office:value-type="float" office:value="64" table:style-name="ce2">
            <text:p>64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74" table:style-name="ce2">
            <text:p>2.74</text:p>
          </table:table-cell>
          <table:table-cell office:value-type="float" office:value="3.21" table:style-name="ce2">
            <text:p>3.21</text:p>
          </table:table-cell>
          <table:table-cell office:value-type="float" office:value="0.02" table:style-name="ce2">
            <text:p>0.02</text:p>
          </table:table-cell>
          <table:table-cell office:value-type="percentage" office:value="1.17" table:style-name="ce4">
            <text:p>117%</text:p>
          </table:table-cell>
          <table:table-cell office:value-type="float" office:value="1196" table:style-name="ce2">
            <text:p>1196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3.3433333333333337" table:formula="of:=AVERAGE([.B10:.B12])" table:style-name="ce2">
            <text:p>3.343333333</text:p>
          </table:table-cell>
          <table:table-cell office:value-type="float" office:value="3.4533333333333331" table:formula="of:=AVERAGE([.C10:.C12])" table:style-name="ce2">
            <text:p>3.453333333</text:p>
          </table:table-cell>
          <table:table-cell office:value-type="float" office:value="2.3333333333333334E-2" table:formula="of:=AVERAGE([.D10:.D12])" table:style-name="ce2">
            <text:p>0.023333333</text:p>
          </table:table-cell>
          <table:table-cell office:value-type="percentage" office:value="1.0599999999999998" table:formula="of:=AVERAGE([.E10:.E12])" table:style-name="ce4">
            <text:p>106%</text:p>
          </table:table-cell>
          <table:table-cell office:value-type="float" office:value="1105" table:formula="of:=AVERAGE([.F10:.F12])" table:style-name="ce2">
            <text:p>1105</text:p>
          </table:table-cell>
          <table:table-cell office:value-type="float" office:value="60.666666666666664" table:formula="of:=AVERAGE([.G10:.G12])" table:style-name="ce2">
            <text:p>60.666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98" table:style-name="ce2">
            <text:p>3.98</text:p>
          </table:table-cell>
          <table:table-cell office:value-type="float" office:value="3.43" table:style-name="ce2">
            <text:p>3.43</text:p>
          </table:table-cell>
          <table:table-cell office:value-type="float" office:value="0.04" table:style-name="ce2">
            <text:p>0.04</text:p>
          </table:table-cell>
          <table:table-cell office:value-type="percentage" office:value="0.87" table:style-name="ce4">
            <text:p>87%</text:p>
          </table:table-cell>
          <table:table-cell office:value-type="float" office:value="1340" table:style-name="ce2">
            <text:p>1340</text:p>
          </table:table-cell>
          <table:table-cell office:value-type="float" office:value="64" table:style-name="ce2">
            <text:p>64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33" table:style-name="ce2">
            <text:p>3.33</text:p>
          </table:table-cell>
          <table:table-cell office:value-type="float" office:value="3.5" table:style-name="ce2">
            <text:p>3.5</text:p>
          </table:table-cell>
          <table:table-cell office:value-type="float" office:value="7.0000000000000007E-2" table:style-name="ce2">
            <text:p>0.07</text:p>
          </table:table-cell>
          <table:table-cell office:value-type="percentage" office:value="1.07" table:style-name="ce4">
            <text:p>107%</text:p>
          </table:table-cell>
          <table:table-cell office:value-type="float" office:value="1450" table:style-name="ce2">
            <text:p>1450</text:p>
          </table:table-cell>
          <table:table-cell office:value-type="float" office:value="58" table:style-name="ce2">
            <text:p>58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02" table:style-name="ce2">
            <text:p>2.02</text:p>
          </table:table-cell>
          <table:table-cell office:value-type="float" office:value="3.37" table:style-name="ce2">
            <text:p>3.37</text:p>
          </table:table-cell>
          <table:table-cell office:value-type="float" office:value="0.09" table:style-name="ce2">
            <text:p>0.09</text:p>
          </table:table-cell>
          <table:table-cell office:value-type="percentage" office:value="1.71" table:style-name="ce4">
            <text:p>171%</text:p>
          </table:table-cell>
          <table:table-cell office:value-type="float" office:value="1818" table:style-name="ce2">
            <text:p>1818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3.11" table:formula="of:=AVERAGE([.B14:.B16])" table:style-name="ce2">
            <text:p>3.11</text:p>
          </table:table-cell>
          <table:table-cell office:value-type="float" office:value="3.4333333333333336" table:formula="of:=AVERAGE([.C14:.C16])" table:style-name="ce2">
            <text:p>3.433333333</text:p>
          </table:table-cell>
          <table:table-cell office:value-type="float" office:value="6.6666666666666666E-2" table:formula="of:=AVERAGE([.D14:.D16])" table:style-name="ce2">
            <text:p>0.066666667</text:p>
          </table:table-cell>
          <table:table-cell office:value-type="percentage" office:value="1.2166666666666666" table:formula="of:=AVERAGE([.E14:.E16])" table:style-name="ce4">
            <text:p>122%</text:p>
          </table:table-cell>
          <table:table-cell office:value-type="float" office:value="1536" table:formula="of:=AVERAGE([.F14:.F16])" table:style-name="ce2">
            <text:p>1536</text:p>
          </table:table-cell>
          <table:table-cell office:value-type="float" office:value="59.666666666666664" table:formula="of:=AVERAGE([.G14:.G16])" table:style-name="ce2">
            <text:p>59.666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65" table:style-name="ce2">
            <text:p>3.65</text:p>
          </table:table-cell>
          <table:table-cell office:value-type="float" office:value="6.57" table:style-name="ce2">
            <text:p>6.57</text:p>
          </table:table-cell>
          <table:table-cell office:value-type="float" office:value="0.06" table:style-name="ce2">
            <text:p>0.06</text:p>
          </table:table-cell>
          <table:table-cell office:value-type="percentage" office:value="1.81" table:style-name="ce4">
            <text:p>181%</text:p>
          </table:table-cell>
          <table:table-cell office:value-type="float" office:value="2597" table:style-name="ce2">
            <text:p>2597</text:p>
          </table:table-cell>
          <table:table-cell office:value-type="float" office:value="106" table:style-name="ce2">
            <text:p>106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5" table:style-name="ce2">
            <text:p>3.5</text:p>
          </table:table-cell>
          <table:table-cell office:value-type="float" office:value="6.4" table:style-name="ce2">
            <text:p>6.4</text:p>
          </table:table-cell>
          <table:table-cell office:value-type="float" office:value="0.05" table:style-name="ce2">
            <text:p>0.05</text:p>
          </table:table-cell>
          <table:table-cell office:value-type="percentage" office:value="1.84" table:style-name="ce4">
            <text:p>184%</text:p>
          </table:table-cell>
          <table:table-cell office:value-type="float" office:value="2433" table:style-name="ce2">
            <text:p>2433</text:p>
          </table:table-cell>
          <table:table-cell office:value-type="float" office:value="140" table:style-name="ce2">
            <text:p>140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3.5" table:style-name="ce2">
            <text:p>3.5</text:p>
          </table:table-cell>
          <table:table-cell office:value-type="float" office:value="6.45" table:style-name="ce2">
            <text:p>6.45</text:p>
          </table:table-cell>
          <table:table-cell office:value-type="float" office:value="0.02" table:style-name="ce2">
            <text:p>0.02</text:p>
          </table:table-cell>
          <table:table-cell office:value-type="percentage" office:value="1.84" table:style-name="ce4">
            <text:p>184%</text:p>
          </table:table-cell>
          <table:table-cell office:value-type="float" office:value="1991" table:style-name="ce2">
            <text:p>1991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3.5500000000000003" table:formula="of:=AVERAGE([.B18:.B20])" table:style-name="ce2">
            <text:p>3.55</text:p>
          </table:table-cell>
          <table:table-cell office:value-type="float" office:value="6.4733333333333336" table:formula="of:=AVERAGE([.C18:.C20])" table:style-name="ce2">
            <text:p>6.473333333</text:p>
          </table:table-cell>
          <table:table-cell office:value-type="float" office:value="4.3333333333333335E-2" table:formula="of:=AVERAGE([.D18:.D20])" table:style-name="ce2">
            <text:p>0.043333333</text:p>
          </table:table-cell>
          <table:table-cell office:value-type="percentage" office:value="1.83" table:formula="of:=AVERAGE([.E18:.E20])" table:style-name="ce4">
            <text:p>183%</text:p>
          </table:table-cell>
          <table:table-cell office:value-type="float" office:value="2340.3333333333335" table:formula="of:=AVERAGE([.F18:.F20])" table:style-name="ce2">
            <text:p>2340.333333</text:p>
          </table:table-cell>
          <table:table-cell office:value-type="float" office:value="118.66666666666667" table:formula="of:=AVERAGE([.G18:.G20])" table:style-name="ce2">
            <text:p>118.66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5299999999999998" table:style-name="ce2">
            <text:p>2.53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0.06" table:style-name="ce2">
            <text:p>0.06</text:p>
          </table:table-cell>
          <table:table-cell office:value-type="percentage" office:value="1.8" table:style-name="ce4">
            <text:p>180%</text:p>
          </table:table-cell>
          <table:table-cell office:value-type="float" office:value="1675" table:style-name="ce2">
            <text:p>1675</text:p>
          </table:table-cell>
          <table:table-cell office:value-type="float" office:value="107" table:style-name="ce2">
            <text:p>107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6" table:style-name="ce2">
            <text:p>2.6</text:p>
          </table:table-cell>
          <table:table-cell office:value-type="float" office:value="4.63" table:style-name="ce2">
            <text:p>4.63</text:p>
          </table:table-cell>
          <table:table-cell office:value-type="float" office:value="7.0000000000000007E-2" table:style-name="ce2">
            <text:p>0.07</text:p>
          </table:table-cell>
          <table:table-cell office:value-type="percentage" office:value="1.81" table:style-name="ce4">
            <text:p>181%</text:p>
          </table:table-cell>
          <table:table-cell office:value-type="float" office:value="1831" table:style-name="ce2">
            <text:p>183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84" table:style-name="ce2">
            <text:p>2.84</text:p>
          </table:table-cell>
          <table:table-cell office:value-type="float" office:value="5.07" table:style-name="ce2">
            <text:p>5.07</text:p>
          </table:table-cell>
          <table:table-cell office:value-type="float" office:value="0.06" table:style-name="ce2">
            <text:p>0.06</text:p>
          </table:table-cell>
          <table:table-cell office:value-type="percentage" office:value="1.8" table:style-name="ce4">
            <text:p>180%</text:p>
          </table:table-cell>
          <table:table-cell office:value-type="float" office:value="1817" table:style-name="ce2">
            <text:p>1817</text:p>
          </table:table-cell>
          <table:table-cell office:value-type="float" office:value="108" table:style-name="ce2">
            <text:p>108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2.6566666666666667" table:formula="of:=AVERAGE([.B22:.B24])" table:style-name="ce2">
            <text:p>2.656666667</text:p>
          </table:table-cell>
          <table:table-cell office:value-type="float" office:value="4.7399999999999993" table:formula="of:=AVERAGE([.C22:.C24])" table:style-name="ce2">
            <text:p>4.74</text:p>
          </table:table-cell>
          <table:table-cell office:value-type="float" office:value="6.3333333333333339E-2" table:formula="of:=AVERAGE([.D22:.D24])" table:style-name="ce2">
            <text:p>0.063333333</text:p>
          </table:table-cell>
          <table:table-cell office:value-type="percentage" office:value="1.8033333333333335" table:formula="of:=AVERAGE([.E22:.E24])" table:style-name="ce4">
            <text:p>180%</text:p>
          </table:table-cell>
          <table:table-cell office:value-type="float" office:value="1774.3333333333333" table:formula="of:=AVERAGE([.F22:.F24])" table:style-name="ce2">
            <text:p>1774.333333</text:p>
          </table:table-cell>
          <table:table-cell office:value-type="float" office:value="108.66666666666667" table:formula="of:=AVERAGE([.G22:.G24])" table:style-name="ce2">
            <text:p>108.66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23" table:style-name="ce2">
            <text:p>0.23</text:p>
          </table:table-cell>
          <table:table-cell office:value-type="float" office:value="0.41" table:style-name="ce2">
            <text:p>0.41</text:p>
          </table:table-cell>
          <table:table-cell office:value-type="float" office:value="0" table:style-name="ce2">
            <text:p>0</text:p>
          </table:table-cell>
          <table:table-cell office:value-type="percentage" office:value="1.77" table:style-name="ce4">
            <text:p>177%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24" table:style-name="ce2">
            <text:p>0.24</text:p>
          </table:table-cell>
          <table:table-cell office:value-type="float" office:value="0.43" table:style-name="ce2">
            <text:p>0.43</text:p>
          </table:table-cell>
          <table:table-cell office:value-type="float" office:value="0" table:style-name="ce2">
            <text:p>0</text:p>
          </table:table-cell>
          <table:table-cell office:value-type="percentage" office:value="1.79" table:style-name="ce4">
            <text:p>179%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26" table:style-name="ce2">
            <text:p>0.26</text:p>
          </table:table-cell>
          <table:table-cell office:value-type="float" office:value="0.47" table:style-name="ce2">
            <text:p>0.47</text:p>
          </table:table-cell>
          <table:table-cell office:value-type="float" office:value="0" table:style-name="ce2">
            <text:p>0</text:p>
          </table:table-cell>
          <table:table-cell office:value-type="percentage" office:value="1.78" table:style-name="ce4">
            <text:p>178%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1111111111111108E-2" table:formula="of:=AVEDEV([.B26:.B28])" table:style-name="ce2">
            <text:p>0.011111111</text:p>
          </table:table-cell>
          <table:table-cell office:value-type="float" office:value="0.4366666666666667" table:formula="of:=AVERAGE([.C26:.C28])" table:style-name="ce2">
            <text:p>0.436666667</text:p>
          </table:table-cell>
          <table:table-cell office:value-type="float" office:value="0" table:formula="of:=AVERAGE([.D26:.D28])" table:style-name="ce2">
            <text:p>0</text:p>
          </table:table-cell>
          <table:table-cell office:value-type="percentage" office:value="1.78" table:formula="of:=AVERAGE([.E26:.E28])" table:style-name="ce4">
            <text:p>178%</text:p>
          </table:table-cell>
          <table:table-cell office:value-type="float" office:value="17" table:formula="of:=AVERAGE([.F26:.F28])" table:style-name="ce2">
            <text:p>17</text:p>
          </table:table-cell>
          <table:table-cell office:value-type="float" office:value="17" table:formula="of:=AVERAGE([.G26:.G28])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25" table:style-name="ce2">
            <text:p>0.25</text:p>
          </table:table-cell>
          <table:table-cell office:value-type="float" office:value="0.46" table:style-name="ce2">
            <text:p>0.46</text:p>
          </table:table-cell>
          <table:table-cell office:value-type="float" office:value="0" table:style-name="ce2">
            <text:p>0</text:p>
          </table:table-cell>
          <table:table-cell office:value-type="percentage" office:value="1.83" table:style-name="ce4">
            <text:p>183%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24" table:style-name="ce2">
            <text:p>0.24</text:p>
          </table:table-cell>
          <table:table-cell office:value-type="float" office:value="0.44" table:style-name="ce2">
            <text:p>0.44</text:p>
          </table:table-cell>
          <table:table-cell office:value-type="float" office:value="0" table:style-name="ce2">
            <text:p>0</text:p>
          </table:table-cell>
          <table:table-cell office:value-type="percentage" office:value="1.81" table:style-name="ce4">
            <text:p>181%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24" table:style-name="ce2">
            <text:p>0.24</text:p>
          </table:table-cell>
          <table:table-cell office:value-type="float" office:value="0.44" table:style-name="ce2">
            <text:p>0.44</text:p>
          </table:table-cell>
          <table:table-cell office:value-type="float" office:value="0" table:style-name="ce2">
            <text:p>0</text:p>
          </table:table-cell>
          <table:table-cell office:value-type="percentage" office:value="1.77" table:style-name="ce4">
            <text:p>177%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0.24333333333333332" table:formula="of:=AVERAGE([.B30:.B32])" table:style-name="ce2">
            <text:p>0.243333333</text:p>
          </table:table-cell>
          <table:table-cell office:value-type="float" office:value="0.44666666666666671" table:formula="of:=AVERAGE([.C30:.C32])" table:style-name="ce2">
            <text:p>0.446666667</text:p>
          </table:table-cell>
          <table:table-cell office:value-type="float" office:value="0" table:formula="of:=AVERAGE([.D30:.D32])" table:style-name="ce2">
            <text:p>0</text:p>
          </table:table-cell>
          <table:table-cell office:value-type="percentage" office:value="1.8033333333333335" table:formula="of:=AVERAGE([.E30:.E32])" table:style-name="ce4">
            <text:p>180%</text:p>
          </table:table-cell>
          <table:table-cell office:value-type="float" office:value="14.666666666666666" table:formula="of:=AVERAGE([.F30:.F32])" table:style-name="ce2">
            <text:p>14.66666667</text:p>
          </table:table-cell>
          <table:table-cell office:value-type="float" office:value="16.333333333333332" table:formula="of:=AVERAGE([.G30:.G32])" table:style-name="ce2">
            <text:p>16.3333333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2.1" table:style-name="ce2">
            <text:p>2.1</text:p>
          </table:table-cell>
          <table:table-cell office:value-type="float" office:value="0" table:style-name="ce2">
            <text:p>0</text:p>
          </table:table-cell>
          <table:table-cell office:value-type="percentage" office:value="1.88" table:style-name="ce4">
            <text:p>188%</text:p>
          </table:table-cell>
          <table:table-cell office:value-type="float" office:value="8" table:style-name="ce2">
            <text:p>8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27" table:style-name="ce2">
            <text:p>1.27</text:p>
          </table:table-cell>
          <table:table-cell office:value-type="float" office:value="2.2200000000000002" table:style-name="ce2">
            <text:p>2.22</text:p>
          </table:table-cell>
          <table:table-cell office:value-type="float" office:value="0" table:style-name="ce2">
            <text:p>0</text:p>
          </table:table-cell>
          <table:table-cell office:value-type="percentage" office:value="1.75" table:style-name="ce4">
            <text:p>175%</text:p>
          </table:table-cell>
          <table:table-cell office:value-type="float" office:value="7" table:style-name="ce2">
            <text:p>7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0" table:style-name="ce2">
            <text:p>0</text:p>
          </table:table-cell>
          <table:table-cell office:value-type="percentage" office:value="1.83" table:style-name="ce4">
            <text:p>183%</text:p>
          </table:table-cell>
          <table:table-cell office:value-type="float" office:value="7" table:style-name="ce2">
            <text:p>7</text:p>
          </table:table-cell>
          <table:table-cell office:value-type="float" office:value="61" table:style-name="ce2">
            <text:p>61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1733333333333333" table:formula="of:=AVERAGE([.B34:.B36])" table:style-name="ce2">
            <text:p>1.173333333</text:p>
          </table:table-cell>
          <table:table-cell office:value-type="float" office:value="2.1300000000000003" table:formula="of:=AVERAGE([.C34:.C36])" table:style-name="ce2">
            <text:p>2.13</text:p>
          </table:table-cell>
          <table:table-cell office:value-type="float" office:value="0" table:style-name="ce2">
            <text:p>0</text:p>
          </table:table-cell>
          <table:table-cell office:value-type="percentage" office:value="1.82" table:formula="of:=AVERAGE([.E34:.E36])" table:style-name="ce4">
            <text:p>182%</text:p>
          </table:table-cell>
          <table:table-cell office:value-type="float" office:value="7.333333333333333" table:formula="of:=AVERAGE([.F34:.F36])" table:style-name="ce2">
            <text:p>7.333333333</text:p>
          </table:table-cell>
          <table:table-cell office:value-type="float" office:value="57.666666666666664" table:formula="of:=AVERAGE([.G34:.G36])" table:style-name="ce2">
            <text:p>57.666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2.06" table:style-name="ce2">
            <text:p>2.06</text:p>
          </table:table-cell>
          <table:table-cell office:value-type="float" office:value="0" table:style-name="ce2">
            <text:p>0</text:p>
          </table:table-cell>
          <table:table-cell office:value-type="percentage" office:value="1.8" table:style-name="ce4">
            <text:p>180%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2.06" table:style-name="ce2">
            <text:p>2.06</text:p>
          </table:table-cell>
          <table:table-cell office:value-type="float" office:value="0" table:style-name="ce2">
            <text:p>0</text:p>
          </table:table-cell>
          <table:table-cell office:value-type="percentage" office:value="1.8" table:style-name="ce4">
            <text:p>180%</text:p>
          </table:table-cell>
          <table:table-cell office:value-type="float" office:value="61" table:style-name="ce2">
            <text:p>61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2.06" table:style-name="ce2">
            <text:p>2.06</text:p>
          </table:table-cell>
          <table:table-cell office:value-type="float" office:value="0" table:style-name="ce2">
            <text:p>0</text:p>
          </table:table-cell>
          <table:table-cell office:value-type="percentage" office:value="1.81" table:style-name="ce4">
            <text:p>181%</text:p>
          </table:table-cell>
          <table:table-cell office:value-type="float" office:value="69" table:style-name="ce2">
            <text:p>69</text:p>
          </table:table-cell>
          <table:table-cell office:value-type="float" office:value="58" table:style-name="ce2">
            <text:p>58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2.06" table:style-name="ce2">
            <text:p>2.06</text:p>
          </table:table-cell>
          <table:table-cell office:value-type="float" office:value="0" table:style-name="ce2">
            <text:p>0</text:p>
          </table:table-cell>
          <table:table-cell office:value-type="percentage" office:value="1.8" table:style-name="ce4">
            <text:p>180%</text:p>
          </table:table-cell>
          <table:table-cell office:value-type="float" office:value="63.333333333333336" table:formula="of:=AVERAGE([.F38:.F40])" table:style-name="ce2">
            <text:p>63.33333333</text:p>
          </table:table-cell>
          <table:table-cell office:value-type="float" office:value="58.333333333333336" table:formula="of:=AVERAGE([.G38:.G40])" table:style-name="ce2">
            <text:p>58.3333333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33" table:style-name="ce2">
            <text:p>2.33</text:p>
          </table:table-cell>
          <table:table-cell office:value-type="float" office:value="4.2" table:style-name="ce2">
            <text:p>4.2</text:p>
          </table:table-cell>
          <table:table-cell office:value-type="float" office:value="0.02" table:style-name="ce2">
            <text:p>0.02</text:p>
          </table:table-cell>
          <table:table-cell office:value-type="percentage" office:value="1.81" table:style-name="ce4">
            <text:p>181%</text:p>
          </table:table-cell>
          <table:table-cell office:value-type="float" office:value="6" table:style-name="ce2">
            <text:p>6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34" table:style-name="ce2">
            <text:p>2.34</text:p>
          </table:table-cell>
          <table:table-cell office:value-type="float" office:value="4.16" table:style-name="ce2">
            <text:p>4.16</text:p>
          </table:table-cell>
          <table:table-cell office:value-type="float" office:value="0.01" table:style-name="ce2">
            <text:p>0.01</text:p>
          </table:table-cell>
          <table:table-cell office:value-type="percentage" office:value="1.78" table:style-name="ce4">
            <text:p>178%</text:p>
          </table:table-cell>
          <table:table-cell office:value-type="float" office:value="7" table:style-name="ce2">
            <text:p>7</text:p>
          </table:table-cell>
          <table:table-cell office:value-type="float" office:value="106" table:style-name="ce2">
            <text:p>106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66" table:style-name="ce2">
            <text:p>2.66</text:p>
          </table:table-cell>
          <table:table-cell office:value-type="float" office:value="4.18" table:style-name="ce2">
            <text:p>4.18</text:p>
          </table:table-cell>
          <table:table-cell office:value-type="float" office:value="0" table:style-name="ce2">
            <text:p>0</text:p>
          </table:table-cell>
          <table:table-cell office:value-type="percentage" office:value="1.57" table:style-name="ce4">
            <text:p>157%</text:p>
          </table:table-cell>
          <table:table-cell office:value-type="float" office:value="6" table:style-name="ce2">
            <text:p>6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2.4433333333333334" table:formula="of:=AVERAGE([.B42:.B44])" table:style-name="ce2">
            <text:p>2.443333333</text:p>
          </table:table-cell>
          <table:table-cell office:value-type="float" office:value="4.18" table:formula="of:=AVERAGE([.C42:.C44])" table:style-name="ce2">
            <text:p>4.18</text:p>
          </table:table-cell>
          <table:table-cell office:value-type="float" office:value="0.01" table:formula="of:=AVERAGE([.D42:.D44])" table:style-name="ce2">
            <text:p>0.01</text:p>
          </table:table-cell>
          <table:table-cell office:value-type="percentage" office:value="1.72" table:formula="of:=AVERAGE([.E42:.E44])" table:style-name="ce4">
            <text:p>172%</text:p>
          </table:table-cell>
          <table:table-cell office:value-type="float" office:value="6.333333333333333" table:formula="of:=AVERAGE([.F42:.F44])" table:style-name="ce2">
            <text:p>6.333333333</text:p>
          </table:table-cell>
          <table:table-cell office:value-type="float" office:value="109.33333333333333" table:formula="of:=AVERAGE([.G42:.G44])" table:style-name="ce2">
            <text:p>109.3333333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81" table:style-name="ce2">
            <text:p>2.81</text:p>
          </table:table-cell>
          <table:table-cell office:value-type="float" office:value="4.1500000000000004" table:style-name="ce2">
            <text:p>4.15</text:p>
          </table:table-cell>
          <table:table-cell office:value-type="float" office:value="0.02" table:style-name="ce2">
            <text:p>0.02</text:p>
          </table:table-cell>
          <table:table-cell office:value-type="percentage" office:value="1.48" table:style-name="ce4">
            <text:p>148%</text:p>
          </table:table-cell>
          <table:table-cell office:value-type="float" office:value="128" table:style-name="ce2">
            <text:p>128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4.62" table:style-name="ce2">
            <text:p>4.62</text:p>
          </table:table-cell>
          <table:table-cell office:value-type="float" office:value="0.04" table:style-name="ce2">
            <text:p>0.04</text:p>
          </table:table-cell>
          <table:table-cell office:value-type="percentage" office:value="1.82" table:style-name="ce4">
            <text:p>182%</text:p>
          </table:table-cell>
          <table:table-cell office:value-type="float" office:value="132" table:style-name="ce2">
            <text:p>132</text:p>
          </table:table-cell>
          <table:table-cell office:value-type="float" office:value="109" table:style-name="ce2">
            <text:p>109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29" table:style-name="ce2">
            <text:p>2.29</text:p>
          </table:table-cell>
          <table:table-cell office:value-type="float" office:value="4.1399999999999997" table:style-name="ce2">
            <text:p>4.14</text:p>
          </table:table-cell>
          <table:table-cell office:value-type="float" office:value="0.02" table:style-name="ce2">
            <text:p>0.02</text:p>
          </table:table-cell>
          <table:table-cell office:value-type="percentage" office:value="1.81" table:style-name="ce4">
            <text:p>181%</text:p>
          </table:table-cell>
          <table:table-cell office:value-type="float" office:value="128" table:style-name="ce2">
            <text:p>128</text:p>
          </table:table-cell>
          <table:table-cell office:value-type="float" office:value="107" table:style-name="ce2">
            <text:p>107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2.5499999999999998" table:formula="of:=AVERAGE([.B46:.B48])" table:style-name="ce2">
            <text:p>2.55</text:p>
          </table:table-cell>
          <table:table-cell office:value-type="float" office:value="4.3033333333333337" table:formula="of:=AVERAGE([.C46:.C48])" table:style-name="ce2">
            <text:p>4.303333333</text:p>
          </table:table-cell>
          <table:table-cell office:value-type="float" office:value="2.6666666666666668E-2" table:formula="of:=AVERAGE([.D46:.D48])" table:style-name="ce2">
            <text:p>0.026666667</text:p>
          </table:table-cell>
          <table:table-cell office:value-type="percentage" office:value="1.7033333333333331" table:formula="of:=AVERAGE([.E46:.E48])" table:style-name="ce4">
            <text:p>170%</text:p>
          </table:table-cell>
          <table:table-cell office:value-type="float" office:value="129.33333333333334" table:formula="of:=AVERAGE([.F46:.F48])" table:style-name="ce2">
            <text:p>129.3333333</text:p>
          </table:table-cell>
          <table:table-cell office:value-type="float" office:value="108.66666666666667" table:formula="of:=AVERAGE([.G46:.G48])" table:style-name="ce2">
            <text:p>108.66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24" table:style-name="ce2">
            <text:p>0.24</text:p>
          </table:table-cell>
          <table:table-cell office:value-type="float" office:value="0.44" table:style-name="ce2">
            <text:p>0.44</text:p>
          </table:table-cell>
          <table:table-cell office:value-type="float" office:value="0" table:style-name="ce2">
            <text:p>0</text:p>
          </table:table-cell>
          <table:table-cell office:value-type="percentage" office:value="1.85" table:style-name="ce4">
            <text:p>185%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3" table:style-name="ce2">
            <text:p>0.3</text:p>
          </table:table-cell>
          <table:table-cell office:value-type="float" office:value="0.5" table:style-name="ce2">
            <text:p>0.5</text:p>
          </table:table-cell>
          <table:table-cell office:value-type="float" office:value="0" table:style-name="ce2">
            <text:p>0</text:p>
          </table:table-cell>
          <table:table-cell office:value-type="percentage" office:value="1.68" table:style-name="ce4">
            <text:p>168%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24" table:style-name="ce2">
            <text:p>0.24</text:p>
          </table:table-cell>
          <table:table-cell office:value-type="float" office:value="0.43" table:style-name="ce2">
            <text:p>0.43</text:p>
          </table:table-cell>
          <table:table-cell office:value-type="float" office:value="0" table:style-name="ce2">
            <text:p>0</text:p>
          </table:table-cell>
          <table:table-cell office:value-type="percentage" office:value="1.79" table:style-name="ce4">
            <text:p>179%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0.26" table:formula="of:=AVERAGE([.B50:.B52])" table:style-name="ce2">
            <text:p>0.26</text:p>
          </table:table-cell>
          <table:table-cell office:value-type="float" office:value="0.45666666666666661" table:formula="of:=AVERAGE([.C50:.C52])" table:style-name="ce2">
            <text:p>0.456666667</text:p>
          </table:table-cell>
          <table:table-cell table:style-name="ce2"/>
          <table:table-cell office:value-type="percentage" office:value="1.7733333333333334" table:formula="of:=AVERAGE([.E50:.E52])" table:style-name="ce4">
            <text:p>177%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26" table:style-name="ce2">
            <text:p>0.26</text:p>
          </table:table-cell>
          <table:table-cell office:value-type="float" office:value="0.48" table:style-name="ce2">
            <text:p>0.48</text:p>
          </table:table-cell>
          <table:table-cell office:value-type="float" office:value="0" table:style-name="ce2">
            <text:p>0</text:p>
          </table:table-cell>
          <table:table-cell office:value-type="percentage" office:value="1.83" table:style-name="ce4">
            <text:p>183%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6" table:style-name="ce2">
            <text:p>0.6</text:p>
          </table:table-cell>
          <table:table-cell office:value-type="float" office:value="0.4" table:style-name="ce2">
            <text:p>0.4</text:p>
          </table:table-cell>
          <table:table-cell office:value-type="float" office:value="0" table:style-name="ce2">
            <text:p>0</text:p>
          </table:table-cell>
          <table:table-cell office:value-type="percentage" office:value="0.68" table:style-name="ce4">
            <text:p>68%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21" table:style-name="ce2">
            <text:p>0.21</text:p>
          </table:table-cell>
          <table:table-cell office:value-type="float" office:value="0.4" table:style-name="ce2">
            <text:p>0.4</text:p>
          </table:table-cell>
          <table:table-cell office:value-type="float" office:value="0" table:style-name="ce2">
            <text:p>0</text:p>
          </table:table-cell>
          <table:table-cell office:value-type="percentage" office:value="1.87" table:style-name="ce4">
            <text:p>187%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0.35666666666666669" table:formula="of:=AVERAGE([.B54:.B56])" table:style-name="ce2">
            <text:p>0.356666667</text:p>
          </table:table-cell>
          <table:table-cell office:value-type="float" office:value="0.42666666666666669" table:formula="of:=AVERAGE([.C54:.C56])" table:style-name="ce2">
            <text:p>0.426666667</text:p>
          </table:table-cell>
          <table:table-cell office:value-type="float" office:value="0" table:style-name="ce2">
            <text:p>0</text:p>
          </table:table-cell>
          <table:table-cell office:value-type="percentage" office:value="1.4600000000000002" table:formula="of:=AVERAGE([.E54:.E56])" table:style-name="ce4">
            <text:p>146%</text:p>
          </table:table-cell>
          <table:table-cell office:value-type="float" office:value="13.666666666666666" table:formula="of:=AVERAGE([.F54:.F56])" table:style-name="ce2">
            <text:p>13.66666667</text:p>
          </table:table-cell>
          <table:table-cell office:value-type="float" office:value="18.666666666666668" table:formula="of:=AVERAGE([.G54:.G56])" table:style-name="ce2">
            <text:p>18.6666666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36" table:style-name="ce2">
            <text:p>1.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percentage" office:value="1.47" table:style-name="ce4">
            <text:p>147%</text:p>
          </table:table-cell>
          <table:table-cell office:value-type="float" office:value="13" table:style-name="ce2">
            <text:p>13</text:p>
          </table:table-cell>
          <table:table-cell office:value-type="float" office:value="62" table:style-name="ce2">
            <text:p>62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06" table:style-name="ce2">
            <text:p>1.0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percentage" office:value="1.89" table:style-name="ce4">
            <text:p>189%</text:p>
          </table:table-cell>
          <table:table-cell office:value-type="float" office:value="2" table:style-name="ce2">
            <text:p>2</text:p>
          </table:table-cell>
          <table:table-cell office:value-type="float" office:value="57" table:style-name="ce2">
            <text:p>57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18" table:style-name="ce2">
            <text:p>1.18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0" table:style-name="ce2">
            <text:p>0</text:p>
          </table:table-cell>
          <table:table-cell office:value-type="percentage" office:value="1.73" table:style-name="ce4">
            <text:p>173%</text:p>
          </table:table-cell>
          <table:table-cell office:value-type="float" office:value="6" table:style-name="ce2">
            <text:p>6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1.2" table:formula="of:=AVERAGE([.B58:.B60])" table:style-name="ce2">
            <text:p>1.2</text:p>
          </table:table-cell>
          <table:table-cell office:value-type="float" office:value="2.0166666666666666" table:formula="of:=AVERAGE([.C58:.C60])" table:style-name="ce2">
            <text:p>2.016666667</text:p>
          </table:table-cell>
          <table:table-cell table:style-name="ce2"/>
          <table:table-cell office:value-type="percentage" office:value="1.6966666666666665" table:formula="of:=AVERAGE([.E58:.E60])" table:style-name="ce4">
            <text:p>170%</text:p>
          </table:table-cell>
          <table:table-cell office:value-type="float" office:value="7" table:formula="of:=AVERAGE([.F58:.F60])" table:style-name="ce2">
            <text:p>7</text:p>
          </table:table-cell>
          <table:table-cell office:value-type="float" office:value="58.333333333333336" table:formula="of:=AVERAGE([.G58:.G60])" table:style-name="ce2">
            <text:p>58.3333333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2.06" table:style-name="ce2">
            <text:p>2.06</text:p>
          </table:table-cell>
          <table:table-cell office:value-type="float" office:value="0" table:style-name="ce2">
            <text:p>0</text:p>
          </table:table-cell>
          <table:table-cell office:value-type="percentage" office:value="1.81" table:style-name="ce4">
            <text:p>181%</text:p>
          </table:table-cell>
          <table:table-cell office:value-type="float" office:value="67" table:style-name="ce2">
            <text:p>67</text:p>
          </table:table-cell>
          <table:table-cell office:value-type="float" office:value="58" table:style-name="ce2">
            <text:p>58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2.14" table:style-name="ce2">
            <text:p>2.14</text:p>
          </table:table-cell>
          <table:table-cell office:value-type="float" office:value="0" table:style-name="ce2">
            <text:p>0</text:p>
          </table:table-cell>
          <table:table-cell office:value-type="percentage" office:value="1.83" table:style-name="ce4">
            <text:p>183%</text:p>
          </table:table-cell>
          <table:table-cell office:value-type="float" office:value="68" table:style-name="ce2">
            <text:p>68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45" table:style-name="ce2">
            <text:p>1.45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0" table:style-name="ce2">
            <text:p>0</text:p>
          </table:table-cell>
          <table:table-cell office:value-type="percentage" office:value="1.43" table:style-name="ce4">
            <text:p>143%</text:p>
          </table:table-cell>
          <table:table-cell office:value-type="float" office:value="71" table:style-name="ce2">
            <text:p>71</text:p>
          </table:table-cell>
          <table:table-cell office:value-type="float" office:value="63" table:style-name="ce2">
            <text:p>63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1.25" table:formula="of:=AVERAGE([.B62:.B64])" table:style-name="ce2">
            <text:p>1.25</text:p>
          </table:table-cell>
          <table:table-cell office:value-type="float" office:value="2.09" table:formula="of:=AVERAGE([.C62:.C64])" table:style-name="ce2">
            <text:p>2.09</text:p>
          </table:table-cell>
          <table:table-cell table:style-name="ce2"/>
          <table:table-cell office:value-type="percentage" office:value="1.6900000000000002" table:formula="of:=AVERAGE([.E62:.E64])" table:style-name="ce4">
            <text:p>169%</text:p>
          </table:table-cell>
          <table:table-cell office:value-type="float" office:value="68.666666666666671" table:formula="of:=AVERAGE([.F62:.F64])" table:style-name="ce2">
            <text:p>68.66666667</text:p>
          </table:table-cell>
          <table:table-cell office:value-type="float" office:value="59" table:formula="of:=AVERAGE([.G62:.G64])" table:style-name="ce2">
            <text:p>5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3" table:style-name="ce2">
            <text:p>2.23</text:p>
          </table:table-cell>
          <table:table-cell office:value-type="float" office:value="4.04" table:style-name="ce2">
            <text:p>4.04</text:p>
          </table:table-cell>
          <table:table-cell office:value-type="float" office:value="0.01" table:style-name="ce2">
            <text:p>0.01</text:p>
          </table:table-cell>
          <table:table-cell office:value-type="percentage" office:value="1.81" table:style-name="ce4">
            <text:p>181%</text:p>
          </table:table-cell>
          <table:table-cell office:value-type="float" office:value="8" table:style-name="ce2">
            <text:p>8</text:p>
          </table:table-cell>
          <table:table-cell office:value-type="float" office:value="109" table:style-name="ce2">
            <text:p>109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7" table:style-name="ce2">
            <text:p>2.27</text:p>
          </table:table-cell>
          <table:table-cell office:value-type="float" office:value="4.13" table:style-name="ce2">
            <text:p>4.13</text:p>
          </table:table-cell>
          <table:table-cell office:value-type="float" office:value="0" table:style-name="ce2">
            <text:p>0</text:p>
          </table:table-cell>
          <table:table-cell office:value-type="percentage" office:value="1.82" table:style-name="ce4">
            <text:p>182%</text:p>
          </table:table-cell>
          <table:table-cell office:value-type="float" office:value="7" table:style-name="ce2">
            <text:p>7</text:p>
          </table:table-cell>
          <table:table-cell office:value-type="float" office:value="112" table:style-name="ce2">
            <text:p>112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3" table:style-name="ce2">
            <text:p>2.23</text:p>
          </table:table-cell>
          <table:table-cell office:value-type="float" office:value="4.03" table:style-name="ce2">
            <text:p>4.03</text:p>
          </table:table-cell>
          <table:table-cell office:value-type="float" office:value="0" table:style-name="ce2">
            <text:p>0</text:p>
          </table:table-cell>
          <table:table-cell office:value-type="percentage" office:value="1.8" table:style-name="ce4">
            <text:p>180%</text:p>
          </table:table-cell>
          <table:table-cell office:value-type="float" office:value="6" table:style-name="ce2">
            <text:p>6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2.2433333333333336" table:formula="of:=AVERAGE([.B66:.B68])" table:style-name="ce2">
            <text:p>2.243333333</text:p>
          </table:table-cell>
          <table:table-cell office:value-type="float" office:value="4.0666666666666664" table:formula="of:=AVERAGE([.C66:.C68])" table:style-name="ce2">
            <text:p>4.066666667</text:p>
          </table:table-cell>
          <table:table-cell office:value-type="float" office:value="3.3333333333333335E-3" table:formula="of:=AVERAGE([.D66:.D68])" table:style-name="ce2">
            <text:p>0.003333333</text:p>
          </table:table-cell>
          <table:table-cell office:value-type="percentage" office:value="1.8099999999999998" table:formula="of:=AVERAGE([.E66:.E68])" table:style-name="ce4">
            <text:p>181%</text:p>
          </table:table-cell>
          <table:table-cell office:value-type="float" office:value="7" table:formula="of:=AVERAGE([.F66:.F68])" table:style-name="ce2">
            <text:p>7</text:p>
          </table:table-cell>
          <table:table-cell office:value-type="float" office:value="110.66666666666667" table:formula="of:=AVERAGE([.G66:.G68])" table:style-name="ce2">
            <text:p>110.66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4.08" table:style-name="ce2">
            <text:p>4.08</text:p>
          </table:table-cell>
          <table:table-cell office:value-type="float" office:value="0.01" table:style-name="ce2">
            <text:p>0.01</text:p>
          </table:table-cell>
          <table:table-cell office:value-type="percentage" office:value="1.81" table:style-name="ce4">
            <text:p>181%</text:p>
          </table:table-cell>
          <table:table-cell office:value-type="float" office:value="135" table:style-name="ce2">
            <text:p>135</text:p>
          </table:table-cell>
          <table:table-cell office:value-type="float" office:value="113" table:style-name="ce2">
            <text:p>113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4" table:style-name="ce2">
            <text:p>2.4</text:p>
          </table:table-cell>
          <table:table-cell office:value-type="float" office:value="4.28" table:style-name="ce2">
            <text:p>4.28</text:p>
          </table:table-cell>
          <table:table-cell office:value-type="float" office:value="0.02" table:style-name="ce2">
            <text:p>0.02</text:p>
          </table:table-cell>
          <table:table-cell office:value-type="percentage" office:value="1.79" table:style-name="ce4">
            <text:p>179%</text:p>
          </table:table-cell>
          <table:table-cell office:value-type="float" office:value="134" table:style-name="ce2">
            <text:p>134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7" table:style-name="ce2">
            <text:p>2.27</text:p>
          </table:table-cell>
          <table:table-cell office:value-type="float" office:value="4.12" table:style-name="ce2">
            <text:p>4.12</text:p>
          </table:table-cell>
          <table:table-cell office:value-type="float" office:value="0" table:style-name="ce2">
            <text:p>0</text:p>
          </table:table-cell>
          <table:table-cell office:value-type="percentage" office:value="1.81" table:style-name="ce4">
            <text:p>181%</text:p>
          </table:table-cell>
          <table:table-cell office:value-type="float" office:value="121" table:style-name="ce2">
            <text:p>121</text:p>
          </table:table-cell>
          <table:table-cell office:value-type="float" office:value="108" table:style-name="ce2">
            <text:p>108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2.31" table:formula="of:=AVERAGE([.B70:.B72])" table:style-name="ce2">
            <text:p>2.31</text:p>
          </table:table-cell>
          <table:table-cell office:value-type="float" office:value="4.16" table:formula="of:=AVERAGE([.C70:.C72])" table:style-name="ce2">
            <text:p>4.16</text:p>
          </table:table-cell>
          <table:table-cell office:value-type="float" office:value="0.01" table:formula="of:=AVERAGE([.D70:.D72])" table:style-name="ce2">
            <text:p>0.01</text:p>
          </table:table-cell>
          <table:table-cell office:value-type="percentage" office:value="1.8033333333333335" table:formula="of:=AVERAGE([.E70:.E72])" table:style-name="ce4">
            <text:p>180%</text:p>
          </table:table-cell>
          <table:table-cell office:value-type="float" office:value="130" table:formula="of:=AVERAGE([.F70:.F72])" table:style-name="ce2">
            <text:p>130</text:p>
          </table:table-cell>
          <table:table-cell office:value-type="float" office:value="110.66666666666667" table:formula="of:=AVERAGE([.G70:.G72])" table:style-name="ce2">
            <text:p>110.66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CPU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" table:style-name="ce2">
            <text:p>0</text:p>
          </table:table-cell>
          <table:table-cell office:value-type="float" office:value="0.13" table:style-name="ce2">
            <text:p>0.13</text:p>
          </table:table-cell>
          <table:table-cell office:value-type="percentage" office:value="0.46" table:style-name="ce4">
            <text:p>46%</text:p>
          </table:table-cell>
          <table:table-cell office:value-type="float" office:value="428" table:style-name="ce2">
            <text:p>428</text:p>
          </table:table-cell>
          <table:table-cell office:value-type="float" office:value="2421" table:style-name="ce2">
            <text:p>2421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34" table:style-name="ce2">
            <text:p>0.34</text:p>
          </table:table-cell>
          <table:table-cell office:value-type="float" office:value="0.01" table:style-name="ce2">
            <text:p>0.01</text:p>
          </table:table-cell>
          <table:table-cell office:value-type="float" office:value="0.16" table:style-name="ce2">
            <text:p>0.16</text:p>
          </table:table-cell>
          <table:table-cell office:value-type="percentage" office:value="0.52" table:style-name="ce4">
            <text:p>52%</text:p>
          </table:table-cell>
          <table:table-cell office:value-type="float" office:value="677" table:style-name="ce2">
            <text:p>677</text:p>
          </table:table-cell>
          <table:table-cell office:value-type="float" office:value="2483" table:style-name="ce2">
            <text:p>2483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2">
            <text:p>SCHED_OTHER</text:p>
          </table:table-cell>
          <table:table-cell office:value-type="float" office:value="0.31" table:style-name="ce2">
            <text:p>0.31</text:p>
          </table:table-cell>
          <table:table-cell office:value-type="float" office:value="0" table:style-name="ce2">
            <text:p>0</text:p>
          </table:table-cell>
          <table:table-cell office:value-type="float" office:value="0.13" table:style-name="ce2">
            <text:p>0.13</text:p>
          </table:table-cell>
          <table:table-cell office:value-type="percentage" office:value="0.45" table:style-name="ce4">
            <text:p>45%</text:p>
          </table:table-cell>
          <table:table-cell office:value-type="float" office:value="328" table:style-name="ce2">
            <text:p>328</text:p>
          </table:table-cell>
          <table:table-cell office:value-type="float" office:value="2491" table:style-name="ce2">
            <text:p>2491</text:p>
          </table:table-cell>
          <table:table-cell office:value-type="float" office:value="10" table:style-name="ce2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0.3133333333333333" table:formula="of:=AVERAGE([.B74:.B76])" table:style-name="ce2">
            <text:p>0.313333333</text:p>
          </table:table-cell>
          <table:table-cell office:value-type="float" office:value="3.3333333333333335E-3" table:formula="of:=AVERAGE([.C74:.C76])" table:style-name="ce2">
            <text:p>0.003333333</text:p>
          </table:table-cell>
          <table:table-cell office:value-type="float" office:value="0.14000000000000001" table:formula="of:=AVERAGE([.D74:.D76])" table:style-name="ce2">
            <text:p>0.14</text:p>
          </table:table-cell>
          <table:table-cell office:value-type="percentage" office:value="0.47666666666666663" table:formula="of:=AVERAGE([.E74:.E76])" table:style-name="ce4">
            <text:p>48%</text:p>
          </table:table-cell>
          <table:table-cell office:value-type="float" office:value="477.66666666666669" table:formula="of:=AVERAGE([.F74:.F76])" table:style-name="ce2">
            <text:p>477.6666667</text:p>
          </table:table-cell>
          <table:table-cell office:value-type="float" office:value="2465" table:formula="of:=AVERAGE([.G74:.G76])" table:style-name="ce2">
            <text:p>246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69" table:style-name="ce2">
            <text:p>0.69</text:p>
          </table:table-cell>
          <table:table-cell office:value-type="float" office:value="0" table:style-name="ce2">
            <text:p>0</text:p>
          </table:table-cell>
          <table:table-cell office:value-type="float" office:value="0.22" table:style-name="ce2">
            <text:p>0.22</text:p>
          </table:table-cell>
          <table:table-cell office:value-type="percentage" office:value="0.32" table:style-name="ce4">
            <text:p>32%</text:p>
          </table:table-cell>
          <table:table-cell office:value-type="float" office:value="2343" table:style-name="ce2">
            <text:p>2343</text:p>
          </table:table-cell>
          <table:table-cell office:value-type="float" office:value="2485" table:style-name="ce2">
            <text:p>2485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22" table:style-name="ce2">
            <text:p>0.22</text:p>
          </table:table-cell>
          <table:table-cell office:value-type="float" office:value="0" table:style-name="ce2">
            <text:p>0</text:p>
          </table:table-cell>
          <table:table-cell office:value-type="float" office:value="0.09" table:style-name="ce2">
            <text:p>0.09</text:p>
          </table:table-cell>
          <table:table-cell office:value-type="percentage" office:value="0.41" table:style-name="ce4">
            <text:p>41%</text:p>
          </table:table-cell>
          <table:table-cell office:value-type="float" office:value="741" table:style-name="ce2">
            <text:p>741</text:p>
          </table:table-cell>
          <table:table-cell office:value-type="float" office:value="2451" table:style-name="ce2">
            <text:p>2451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" table:style-name="ce2">
            <text:p>0</text:p>
          </table:table-cell>
          <table:table-cell office:value-type="float" office:value="0.14000000000000001" table:style-name="ce2">
            <text:p>0.14</text:p>
          </table:table-cell>
          <table:table-cell office:value-type="percentage" office:value="0.52" table:style-name="ce4">
            <text:p>52%</text:p>
          </table:table-cell>
          <table:table-cell office:value-type="float" office:value="1018" table:style-name="ce2">
            <text:p>1018</text:p>
          </table:table-cell>
          <table:table-cell office:value-type="float" office:value="2409" table:style-name="ce2">
            <text:p>2409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0.39999999999999997" table:formula="of:=AVERAGE([.B78:.B80])" table:style-name="ce2">
            <text:p>0.4</text:p>
          </table:table-cell>
          <table:table-cell office:value-type="float" office:value="0" table:style-name="ce2">
            <text:p>0</text:p>
          </table:table-cell>
          <table:table-cell office:value-type="float" office:value="0.15" table:formula="of:=AVERAGE([.D78:.D80])" table:style-name="ce2">
            <text:p>0.15</text:p>
          </table:table-cell>
          <table:table-cell office:value-type="percentage" office:value="0.41666666666666669" table:formula="of:=AVERAGE([.E78:.E80])" table:style-name="ce4">
            <text:p>42%</text:p>
          </table:table-cell>
          <table:table-cell office:value-type="float" office:value="1367.3333333333333" table:formula="of:=AVERAGE([.F78:.F80])" table:style-name="ce2">
            <text:p>1367.333333</text:p>
          </table:table-cell>
          <table:table-cell office:value-type="float" office:value="2448.3333333333335" table:formula="of:=AVERAGE([.G78:.G80])" table:style-name="ce2">
            <text:p>2448.33333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99" table:style-name="ce2">
            <text:p>0.99</text:p>
          </table:table-cell>
          <table:table-cell office:value-type="float" office:value="0.02" table:style-name="ce2">
            <text:p>0.02</text:p>
          </table:table-cell>
          <table:table-cell office:value-type="float" office:value="0.59" table:style-name="ce2">
            <text:p>0.59</text:p>
          </table:table-cell>
          <table:table-cell office:value-type="percentage" office:value="0.62" table:style-name="ce4">
            <text:p>62%</text:p>
          </table:table-cell>
          <table:table-cell office:value-type="float" office:value="4907" table:style-name="ce2">
            <text:p>4907</text:p>
          </table:table-cell>
          <table:table-cell office:value-type="float" office:value="10604" table:style-name="ce2">
            <text:p>10604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95" table:style-name="ce2">
            <text:p>0.95</text:p>
          </table:table-cell>
          <table:table-cell office:value-type="float" office:value="0.02" table:style-name="ce2">
            <text:p>0.02</text:p>
          </table:table-cell>
          <table:table-cell office:value-type="float" office:value="0.52" table:style-name="ce2">
            <text:p>0.52</text:p>
          </table:table-cell>
          <table:table-cell office:value-type="percentage" office:value="0.56000000000000005" table:style-name="ce4">
            <text:p>56%</text:p>
          </table:table-cell>
          <table:table-cell office:value-type="float" office:value="4409" table:style-name="ce2">
            <text:p>4409</text:p>
          </table:table-cell>
          <table:table-cell office:value-type="float" office:value="10143" table:style-name="ce2">
            <text:p>10143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02" table:style-name="ce2">
            <text:p>0.02</text:p>
          </table:table-cell>
          <table:table-cell office:value-type="float" office:value="0.64" table:style-name="ce2">
            <text:p>0.64</text:p>
          </table:table-cell>
          <table:table-cell office:value-type="percentage" office:value="0.56999999999999995" table:style-name="ce4">
            <text:p>57%</text:p>
          </table:table-cell>
          <table:table-cell office:value-type="float" office:value="6043" table:style-name="ce2">
            <text:p>6043</text:p>
          </table:table-cell>
          <table:table-cell office:value-type="float" office:value="9984" table:style-name="ce2">
            <text:p>9984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1.0266666666666666" table:formula="of:=AVERAGE([.B82:.B84])" table:style-name="ce2">
            <text:p>1.026666667</text:p>
          </table:table-cell>
          <table:table-cell office:value-type="float" office:value="0.02" table:formula="of:=AVERAGE([.C82:.C84])" table:style-name="ce2">
            <text:p>0.02</text:p>
          </table:table-cell>
          <table:table-cell office:value-type="float" office:value="0.58333333333333337" table:formula="of:=AVERAGE([.D82:.D84])" table:style-name="ce2">
            <text:p>0.583333333</text:p>
          </table:table-cell>
          <table:table-cell office:value-type="percentage" office:value="0.58333333333333337" table:formula="of:=AVERAGE([.E82:.E84])" table:style-name="ce4">
            <text:p>58%</text:p>
          </table:table-cell>
          <table:table-cell office:value-type="float" office:value="5119.666666666667" table:formula="of:=AVERAGE([.F82:.F84])" table:style-name="ce2">
            <text:p>5119.666667</text:p>
          </table:table-cell>
          <table:table-cell office:value-type="float" office:value="10243.666666666666" table:formula="of:=AVERAGE([.G82:.G84])" table:style-name="ce2">
            <text:p>10243.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87" table:style-name="ce2">
            <text:p>0.87</text:p>
          </table:table-cell>
          <table:table-cell office:value-type="float" office:value="0.02" table:style-name="ce2">
            <text:p>0.02</text:p>
          </table:table-cell>
          <table:table-cell office:value-type="float" office:value="0.48" table:style-name="ce2">
            <text:p>0.48</text:p>
          </table:table-cell>
          <table:table-cell office:value-type="percentage" office:value="0.56999999999999995" table:style-name="ce4">
            <text:p>57%</text:p>
          </table:table-cell>
          <table:table-cell office:value-type="float" office:value="4075" table:style-name="ce2">
            <text:p>4075</text:p>
          </table:table-cell>
          <table:table-cell office:value-type="float" office:value="10372" table:style-name="ce2">
            <text:p>10372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76" table:style-name="ce2">
            <text:p>0.76</text:p>
          </table:table-cell>
          <table:table-cell office:value-type="float" office:value="0.03" table:style-name="ce2">
            <text:p>0.03</text:p>
          </table:table-cell>
          <table:table-cell office:value-type="float" office:value="0.39" table:style-name="ce2">
            <text:p>0.39</text:p>
          </table:table-cell>
          <table:table-cell office:value-type="percentage" office:value="0.55000000000000004" table:style-name="ce4">
            <text:p>55%</text:p>
          </table:table-cell>
          <table:table-cell office:value-type="float" office:value="3558" table:style-name="ce2">
            <text:p>3558</text:p>
          </table:table-cell>
          <table:table-cell office:value-type="float" office:value="10129" table:style-name="ce2">
            <text:p>10129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0.87" table:style-name="ce2">
            <text:p>0.87</text:p>
          </table:table-cell>
          <table:table-cell office:value-type="float" office:value="0.02" table:style-name="ce2">
            <text:p>0.02</text:p>
          </table:table-cell>
          <table:table-cell office:value-type="float" office:value="0.44" table:style-name="ce2">
            <text:p>0.44</text:p>
          </table:table-cell>
          <table:table-cell office:value-type="percentage" office:value="0.52" table:style-name="ce4">
            <text:p>52%</text:p>
          </table:table-cell>
          <table:table-cell office:value-type="float" office:value="3040" table:style-name="ce2">
            <text:p>3040</text:p>
          </table:table-cell>
          <table:table-cell office:value-type="float" office:value="10292" table:style-name="ce2">
            <text:p>10292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0.83333333333333337" table:formula="of:=AVERAGE([.B86:.B88])" table:style-name="ce2">
            <text:p>0.833333333</text:p>
          </table:table-cell>
          <table:table-cell office:value-type="float" office:value="2.3333333333333334E-2" table:formula="of:=AVERAGE([.C86:.C88])" table:style-name="ce2">
            <text:p>0.023333333</text:p>
          </table:table-cell>
          <table:table-cell office:value-type="float" office:value="0.4366666666666667" table:formula="of:=AVERAGE([.D86:.D88])" table:style-name="ce2">
            <text:p>0.436666667</text:p>
          </table:table-cell>
          <table:table-cell office:value-type="percentage" office:value="0.54666666666666675" table:formula="of:=AVERAGE([.E86:.E88])" table:style-name="ce4">
            <text:p>55%</text:p>
          </table:table-cell>
          <table:table-cell office:value-type="float" office:value="3557.6666666666665" table:formula="of:=AVERAGE([.F86:.F88])" table:style-name="ce2">
            <text:p>3557.666667</text:p>
          </table:table-cell>
          <table:table-cell office:value-type="float" office:value="10264.333333333334" table:formula="of:=AVERAGE([.G86:.G88])" table:style-name="ce2">
            <text:p>10264.3333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1.87" table:style-name="ce2">
            <text:p>1.87</text:p>
          </table:table-cell>
          <table:table-cell office:value-type="float" office:value="0.04" table:style-name="ce2">
            <text:p>0.04</text:p>
          </table:table-cell>
          <table:table-cell office:value-type="float" office:value="0.97" table:style-name="ce2">
            <text:p>0.97</text:p>
          </table:table-cell>
          <table:table-cell office:value-type="percentage" office:value="0.53" table:style-name="ce4">
            <text:p>53%</text:p>
          </table:table-cell>
          <table:table-cell office:value-type="float" office:value="5285" table:style-name="ce2">
            <text:p>5285</text:p>
          </table:table-cell>
          <table:table-cell office:value-type="float" office:value="20228" table:style-name="ce2">
            <text:p>20228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1.88" table:style-name="ce2">
            <text:p>1.88</text:p>
          </table:table-cell>
          <table:table-cell office:value-type="float" office:value="0.03" table:style-name="ce2">
            <text:p>0.03</text:p>
          </table:table-cell>
          <table:table-cell office:value-type="float" office:value="1.05" table:style-name="ce2">
            <text:p>1.05</text:p>
          </table:table-cell>
          <table:table-cell office:value-type="percentage" office:value="0.56999999999999995" table:style-name="ce4">
            <text:p>57%</text:p>
          </table:table-cell>
          <table:table-cell office:value-type="float" office:value="8397" table:style-name="ce2">
            <text:p>8397</text:p>
          </table:table-cell>
          <table:table-cell office:value-type="float" office:value="19465" table:style-name="ce2">
            <text:p>19465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11" table:style-name="ce2">
            <text:p>2.11</text:p>
          </table:table-cell>
          <table:table-cell office:value-type="float" office:value="0.04" table:style-name="ce2">
            <text:p>0.04</text:p>
          </table:table-cell>
          <table:table-cell office:value-type="float" office:value="1.22" table:style-name="ce2">
            <text:p>1.22</text:p>
          </table:table-cell>
          <table:table-cell office:value-type="percentage" office:value="0.59" table:style-name="ce4">
            <text:p>59%</text:p>
          </table:table-cell>
          <table:table-cell office:value-type="float" office:value="11186" table:style-name="ce2">
            <text:p>11186</text:p>
          </table:table-cell>
          <table:table-cell office:value-type="float" office:value="21225" table:style-name="ce2">
            <text:p>21225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1.9533333333333331" table:formula="of:=AVERAGE([.B90:.B92])" table:style-name="ce2">
            <text:p>1.953333333</text:p>
          </table:table-cell>
          <table:table-cell office:value-type="float" office:value="3.6666666666666674E-2" table:formula="of:=AVERAGE([.C90:.C92])" table:style-name="ce2">
            <text:p>0.036666667</text:p>
          </table:table-cell>
          <table:table-cell office:value-type="float" office:value="1.08" table:formula="of:=AVERAGE([.D90:.D92])" table:style-name="ce2">
            <text:p>1.08</text:p>
          </table:table-cell>
          <table:table-cell office:value-type="percentage" office:value="0.56333333333333335" table:formula="of:=AVERAGE([.E90:.E92])" table:style-name="ce4">
            <text:p>56%</text:p>
          </table:table-cell>
          <table:table-cell office:value-type="float" office:value="8289.3333333333339" table:formula="of:=AVERAGE([.F90:.F92])" table:style-name="ce2">
            <text:p>8289.333333</text:p>
          </table:table-cell>
          <table:table-cell office:value-type="float" office:value="20306" table:formula="of:=AVERAGE([.G90:.G92])" table:style-name="ce2">
            <text:p>20306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8" table:style-name="ce2">
            <text:p>2.8</text:p>
          </table:table-cell>
          <table:table-cell office:value-type="float" office:value="0.03" table:style-name="ce2">
            <text:p>0.03</text:p>
          </table:table-cell>
          <table:table-cell office:value-type="float" office:value="1.36" table:style-name="ce2">
            <text:p>1.36</text:p>
          </table:table-cell>
          <table:table-cell office:value-type="percentage" office:value="0.49" table:style-name="ce4">
            <text:p>49%</text:p>
          </table:table-cell>
          <table:table-cell office:value-type="float" office:value="10694" table:style-name="ce2">
            <text:p>10694</text:p>
          </table:table-cell>
          <table:table-cell office:value-type="float" office:value="21286" table:style-name="ce2">
            <text:p>21286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81" table:style-name="ce2">
            <text:p>2.81</text:p>
          </table:table-cell>
          <table:table-cell office:value-type="float" office:value="0" table:style-name="ce2">
            <text:p>0</text:p>
          </table:table-cell>
          <table:table-cell office:value-type="float" office:value="1.25" table:style-name="ce2">
            <text:p>1.25</text:p>
          </table:table-cell>
          <table:table-cell office:value-type="percentage" office:value="0.44" table:style-name="ce4">
            <text:p>44%</text:p>
          </table:table-cell>
          <table:table-cell office:value-type="float" office:value="17232" table:style-name="ce2">
            <text:p>17232</text:p>
          </table:table-cell>
          <table:table-cell office:value-type="float" office:value="22254" table:style-name="ce2">
            <text:p>22254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OTHER</text:p>
          </table:table-cell>
          <table:table-cell office:value-type="float" office:value="2.34" table:style-name="ce2">
            <text:p>2.34</text:p>
          </table:table-cell>
          <table:table-cell office:value-type="float" office:value="0.02" table:style-name="ce2">
            <text:p>0.02</text:p>
          </table:table-cell>
          <table:table-cell office:value-type="float" office:value="1.22" table:style-name="ce2">
            <text:p>1.22</text:p>
          </table:table-cell>
          <table:table-cell office:value-type="percentage" office:value="0.53" table:style-name="ce4">
            <text:p>53%</text:p>
          </table:table-cell>
          <table:table-cell office:value-type="float" office:value="24742" table:style-name="ce2">
            <text:p>24742</text:p>
          </table:table-cell>
          <table:table-cell office:value-type="float" office:value="23164" table:style-name="ce2">
            <text:p>23164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2.65" table:formula="of:=AVERAGE([.B94:.B96])" table:style-name="ce2">
            <text:p>2.65</text:p>
          </table:table-cell>
          <table:table-cell office:value-type="float" office:value="1.6666666666666666E-2" table:formula="of:=AVERAGE([.C94:.C96])" table:style-name="ce2">
            <text:p>0.016666667</text:p>
          </table:table-cell>
          <table:table-cell office:value-type="float" office:value="1.2766666666666666" table:formula="of:=AVERAGE([.D94:.D96])" table:style-name="ce2">
            <text:p>1.276666667</text:p>
          </table:table-cell>
          <table:table-cell office:value-type="percentage" office:value="0.48666666666666664" table:formula="of:=AVERAGE([.E94:.E96])" table:style-name="ce4">
            <text:p>49%</text:p>
          </table:table-cell>
          <table:table-cell office:value-type="float" office:value="17556" table:formula="of:=AVERAGE([.F94:.F96])" table:style-name="ce2">
            <text:p>17556</text:p>
          </table:table-cell>
          <table:table-cell office:value-type="float" office:value="22234.666666666668" table:formula="of:=AVERAGE([.G94:.G96])" table:style-name="ce2">
            <text:p>22234.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FIFO</text:p>
          </table:table-cell>
          <table:table-cell office:value-type="float" office:value="0.26" table:style-name="ce2">
            <text:p>0.26</text:p>
          </table:table-cell>
          <table:table-cell office:value-type="float" office:value="0" table:style-name="ce2">
            <text:p>0</text:p>
          </table:table-cell>
          <table:table-cell office:value-type="float" office:value="0.2" table:style-name="ce2">
            <text:p>0.2</text:p>
          </table:table-cell>
          <table:table-cell office:value-type="percentage" office:value="0.79" table:style-name="ce4">
            <text:p>79%</text:p>
          </table:table-cell>
          <table:table-cell office:value-type="float" office:value="218" table:style-name="ce2">
            <text:p>218</text:p>
          </table:table-cell>
          <table:table-cell office:value-type="float" office:value="2824" table:style-name="ce2">
            <text:p>2824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FIFO</text:p>
          </table:table-cell>
          <table:table-cell office:value-type="float" office:value="0.25" table:style-name="ce2">
            <text:p>0.25</text:p>
          </table:table-cell>
          <table:table-cell office:value-type="float" office:value="0" table:style-name="ce2">
            <text:p>0</text:p>
          </table:table-cell>
          <table:table-cell office:value-type="float" office:value="0.21" table:style-name="ce2">
            <text:p>0.21</text:p>
          </table:table-cell>
          <table:table-cell office:value-type="percentage" office:value="0.82" table:style-name="ce4">
            <text:p>82%</text:p>
          </table:table-cell>
          <table:table-cell office:value-type="float" office:value="5" table:style-name="ce2">
            <text:p>5</text:p>
          </table:table-cell>
          <table:table-cell office:value-type="float" office:value="2892" table:style-name="ce2">
            <text:p>2892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FIFO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" table:style-name="ce2">
            <text:p>0</text:p>
          </table:table-cell>
          <table:table-cell office:value-type="float" office:value="0.17" table:style-name="ce2">
            <text:p>0.17</text:p>
          </table:table-cell>
          <table:table-cell office:value-type="percentage" office:value="0.32" table:style-name="ce4">
            <text:p>32%</text:p>
          </table:table-cell>
          <table:table-cell office:value-type="float" office:value="4" table:style-name="ce2">
            <text:p>4</text:p>
          </table:table-cell>
          <table:table-cell office:value-type="float" office:value="2793" table:style-name="ce2">
            <text:p>2793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0.35333333333333333" table:formula="of:=AVERAGE([.B98:.B100])" table:style-name="ce2">
            <text:p>0.353333333</text:p>
          </table:table-cell>
          <table:table-cell office:value-type="float" office:value="0" table:style-name="ce2">
            <text:p>0</text:p>
          </table:table-cell>
          <table:table-cell office:value-type="float" office:value="0.19333333333333336" table:formula="of:=AVERAGE([.D98:.D100])" table:style-name="ce2">
            <text:p>0.193333333</text:p>
          </table:table-cell>
          <table:table-cell office:value-type="percentage" office:value="0.64333333333333331" table:formula="of:=AVERAGE([.E98:.E100])" table:style-name="ce4">
            <text:p>64%</text:p>
          </table:table-cell>
          <table:table-cell office:value-type="float" office:value="75.666666666666671" table:formula="of:=AVERAGE([.F98:.F100])" table:style-name="ce2">
            <text:p>75.66666667</text:p>
          </table:table-cell>
          <table:table-cell office:value-type="float" office:value="2836.3333333333335" table:formula="of:=AVERAGE([.G98:.G100])" table:style-name="ce2">
            <text:p>2836.33333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68" table:style-name="ce2">
            <text:p>0.68</text:p>
          </table:table-cell>
          <table:table-cell office:value-type="float" office:value="0" table:style-name="ce2">
            <text:p>0</text:p>
          </table:table-cell>
          <table:table-cell office:value-type="float" office:value="0.26" table:style-name="ce2">
            <text:p>0.26</text:p>
          </table:table-cell>
          <table:table-cell office:value-type="percentage" office:value="0.38" table:style-name="ce4">
            <text:p>38%</text:p>
          </table:table-cell>
          <table:table-cell office:value-type="float" office:value="916" table:style-name="ce2">
            <text:p>916</text:p>
          </table:table-cell>
          <table:table-cell office:value-type="float" office:value="2995" table:style-name="ce2">
            <text:p>2995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" table:style-name="ce2">
            <text:p>0</text:p>
          </table:table-cell>
          <table:table-cell office:value-type="float" office:value="0.24" table:style-name="ce2">
            <text:p>0.24</text:p>
          </table:table-cell>
          <table:table-cell office:value-type="percentage" office:value="0.43" table:style-name="ce4">
            <text:p>43%</text:p>
          </table:table-cell>
          <table:table-cell office:value-type="float" office:value="922" table:style-name="ce2">
            <text:p>922</text:p>
          </table:table-cell>
          <table:table-cell office:value-type="float" office:value="2939" table:style-name="ce2">
            <text:p>2939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26" table:style-name="ce2">
            <text:p>0.26</text:p>
          </table:table-cell>
          <table:table-cell office:value-type="float" office:value="0" table:style-name="ce2">
            <text:p>0</text:p>
          </table:table-cell>
          <table:table-cell office:value-type="float" office:value="0.25" table:style-name="ce2">
            <text:p>0.25</text:p>
          </table:table-cell>
          <table:table-cell office:value-type="percentage" office:value="0.95" table:style-name="ce4">
            <text:p>95%</text:p>
          </table:table-cell>
          <table:table-cell office:value-type="float" office:value="967" table:style-name="ce2">
            <text:p>967</text:p>
          </table:table-cell>
          <table:table-cell office:value-type="float" office:value="2861" table:style-name="ce2">
            <text:p>2861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0.5033333333333333" table:formula="of:=AVERAGE([.B102:.B104])" table:style-name="ce2">
            <text:p>0.503333333</text:p>
          </table:table-cell>
          <table:table-cell office:value-type="float" office:value="0" table:style-name="ce2">
            <text:p>0</text:p>
          </table:table-cell>
          <table:table-cell office:value-type="float" office:value="0.25" table:formula="of:=AVERAGE([.D102:.D104])" table:style-name="ce2">
            <text:p>0.25</text:p>
          </table:table-cell>
          <table:table-cell office:value-type="percentage" office:value="0.58666666666666667" table:formula="of:=AVERAGE([.E102:.E104])" table:style-name="ce4">
            <text:p>59%</text:p>
          </table:table-cell>
          <table:table-cell office:value-type="float" office:value="935" table:formula="of:=AVERAGE([.F102:.F104])" table:style-name="ce2">
            <text:p>935</text:p>
          </table:table-cell>
          <table:table-cell office:value-type="float" office:value="2931.6666666666665" table:formula="of:=AVERAGE([.G102:.G104])" table:style-name="ce2">
            <text:p>2931.66666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96" table:style-name="ce2">
            <text:p>0.96</text:p>
          </table:table-cell>
          <table:table-cell office:value-type="float" office:value="0.03" table:style-name="ce2">
            <text:p>0.03</text:p>
          </table:table-cell>
          <table:table-cell office:value-type="float" office:value="1.02" table:style-name="ce2">
            <text:p>1.02</text:p>
          </table:table-cell>
          <table:table-cell office:value-type="percentage" office:value="1.1000000000000001" table:style-name="ce4">
            <text:p>110%</text:p>
          </table:table-cell>
          <table:table-cell office:value-type="float" office:value="3" table:style-name="ce2">
            <text:p>3</text:p>
          </table:table-cell>
          <table:table-cell office:value-type="float" office:value="16871" table:style-name="ce2">
            <text:p>16871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01" table:style-name="ce2">
            <text:p>0.01</text:p>
          </table:table-cell>
          <table:table-cell office:value-type="float" office:value="0.96" table:style-name="ce2">
            <text:p>0.96</text:p>
          </table:table-cell>
          <table:table-cell office:value-type="percentage" office:value="0.87" table:style-name="ce4">
            <text:p>87%</text:p>
          </table:table-cell>
          <table:table-cell office:value-type="float" office:value="13" table:style-name="ce2">
            <text:p>13</text:p>
          </table:table-cell>
          <table:table-cell office:value-type="float" office:value="17075" table:style-name="ce2">
            <text:p>17075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0.99" table:style-name="ce2">
            <text:p>0.99</text:p>
          </table:table-cell>
          <table:table-cell office:value-type="float" office:value="0.01" table:style-name="ce2">
            <text:p>0.01</text:p>
          </table:table-cell>
          <table:table-cell office:value-type="float" office:value="1.01" table:style-name="ce2">
            <text:p>1.01</text:p>
          </table:table-cell>
          <table:table-cell office:value-type="percentage" office:value="1.03" table:style-name="ce4">
            <text:p>103%</text:p>
          </table:table-cell>
          <table:table-cell office:value-type="float" office:value="1" table:style-name="ce2">
            <text:p>1</text:p>
          </table:table-cell>
          <table:table-cell office:value-type="float" office:value="17585" table:style-name="ce2">
            <text:p>17585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0233333333333334" table:formula="of:=AVERAGE([.B106:.B108])" table:style-name="ce2">
            <text:p>1.023333333</text:p>
          </table:table-cell>
          <table:table-cell office:value-type="float" office:value="1.6666666666666666E-2" table:formula="of:=AVERAGE([.C106:.C108])" table:style-name="ce2">
            <text:p>0.016666667</text:p>
          </table:table-cell>
          <table:table-cell office:value-type="float" office:value="0.9966666666666667" table:formula="of:=AVERAGE([.D106:.D108])" table:style-name="ce2">
            <text:p>0.996666667</text:p>
          </table:table-cell>
          <table:table-cell office:value-type="percentage" office:value="1" table:formula="of:=AVERAGE([.E106:.E108])" table:style-name="ce4">
            <text:p>100%</text:p>
          </table:table-cell>
          <table:table-cell office:value-type="float" office:value="5.666666666666667" table:formula="of:=AVERAGE([.F106:.F108])" table:style-name="ce2">
            <text:p>5.666666667</text:p>
          </table:table-cell>
          <table:table-cell office:value-type="float" office:value="17177" table:formula="of:=AVERAGE([.G106:.G108])" table:style-name="ce2">
            <text:p>1717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22" table:style-name="ce2">
            <text:p>1.22</text:p>
          </table:table-cell>
          <table:table-cell office:value-type="float" office:value="0.02" table:style-name="ce2">
            <text:p>0.02</text:p>
          </table:table-cell>
          <table:table-cell office:value-type="float" office:value="1.36" table:style-name="ce2">
            <text:p>1.36</text:p>
          </table:table-cell>
          <table:table-cell office:value-type="percentage" office:value="1.1299999999999999" table:style-name="ce4">
            <text:p>113%</text:p>
          </table:table-cell>
          <table:table-cell office:value-type="float" office:value="5242" table:style-name="ce2">
            <text:p>5242</text:p>
          </table:table-cell>
          <table:table-cell office:value-type="float" office:value="16815" table:style-name="ce2">
            <text:p>16815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02" table:style-name="ce2">
            <text:p>0.02</text:p>
          </table:table-cell>
          <table:table-cell office:value-type="float" office:value="1.36" table:style-name="ce2">
            <text:p>1.36</text:p>
          </table:table-cell>
          <table:table-cell office:value-type="percentage" office:value="1.2" table:style-name="ce4">
            <text:p>120%</text:p>
          </table:table-cell>
          <table:table-cell office:value-type="float" office:value="5249" table:style-name="ce2">
            <text:p>5249</text:p>
          </table:table-cell>
          <table:table-cell office:value-type="float" office:value="16752" table:style-name="ce2">
            <text:p>16752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05" table:style-name="ce2">
            <text:p>1.05</text:p>
          </table:table-cell>
          <table:table-cell office:value-type="float" office:value="0.01" table:style-name="ce2">
            <text:p>0.01</text:p>
          </table:table-cell>
          <table:table-cell office:value-type="float" office:value="1.23" table:style-name="ce2">
            <text:p>1.23</text:p>
          </table:table-cell>
          <table:table-cell office:value-type="percentage" office:value="1.18" table:style-name="ce4">
            <text:p>118%</text:p>
          </table:table-cell>
          <table:table-cell office:value-type="float" office:value="4961" table:style-name="ce2">
            <text:p>4961</text:p>
          </table:table-cell>
          <table:table-cell office:value-type="float" office:value="16546" table:style-name="ce2">
            <text:p>1654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1366666666666667" table:formula="of:=AVERAGE([.B110:.B112])" table:style-name="ce2">
            <text:p>1.136666667</text:p>
          </table:table-cell>
          <table:table-cell office:value-type="float" office:value="1.6666666666666666E-2" table:formula="of:=AVERAGE([.C110:.C112])" table:style-name="ce2">
            <text:p>0.016666667</text:p>
          </table:table-cell>
          <table:table-cell office:value-type="float" office:value="1.3166666666666667" table:formula="of:=AVERAGE([.D110:.D112])" table:style-name="ce2">
            <text:p>1.316666667</text:p>
          </table:table-cell>
          <table:table-cell office:value-type="percentage" office:value="1.17" table:formula="of:=AVERAGE([.E110:.E112])" table:style-name="ce4">
            <text:p>117%</text:p>
          </table:table-cell>
          <table:table-cell office:value-type="float" office:value="5150.666666666667" table:formula="of:=AVERAGE([.F110:.F112])" table:style-name="ce2">
            <text:p>5150.666667</text:p>
          </table:table-cell>
          <table:table-cell office:value-type="float" office:value="16704.333333333332" table:formula="of:=AVERAGE([.G110:.G112])" table:style-name="ce2">
            <text:p>16704.3333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8" table:style-name="ce2">
            <text:p>1.8</text:p>
          </table:table-cell>
          <table:table-cell office:value-type="float" office:value="0.04" table:style-name="ce2">
            <text:p>0.04</text:p>
          </table:table-cell>
          <table:table-cell office:value-type="float" office:value="2.0499999999999998" table:style-name="ce2">
            <text:p>2.05</text:p>
          </table:table-cell>
          <table:table-cell office:value-type="percentage" office:value="1.1599999999999999" table:style-name="ce4">
            <text:p>116%</text:p>
          </table:table-cell>
          <table:table-cell office:value-type="float" office:value="2" table:style-name="ce2">
            <text:p>2</text:p>
          </table:table-cell>
          <table:table-cell office:value-type="float" office:value="34947" table:style-name="ce2">
            <text:p>34947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91" table:style-name="ce2">
            <text:p>1.91</text:p>
          </table:table-cell>
          <table:table-cell office:value-type="float" office:value="0.03" table:style-name="ce2">
            <text:p>0.03</text:p>
          </table:table-cell>
          <table:table-cell office:value-type="float" office:value="2.02" table:style-name="ce2">
            <text:p>2.02</text:p>
          </table:table-cell>
          <table:table-cell office:value-type="percentage" office:value="1.07" table:style-name="ce4">
            <text:p>107%</text:p>
          </table:table-cell>
          <table:table-cell office:value-type="float" office:value="2" table:style-name="ce2">
            <text:p>2</text:p>
          </table:table-cell>
          <table:table-cell office:value-type="float" office:value="37370" table:style-name="ce2">
            <text:p>37370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1.8" table:style-name="ce2">
            <text:p>1.8</text:p>
          </table:table-cell>
          <table:table-cell office:value-type="float" office:value="0.03" table:style-name="ce2">
            <text:p>0.03</text:p>
          </table:table-cell>
          <table:table-cell office:value-type="float" office:value="1.99" table:style-name="ce2">
            <text:p>1.99</text:p>
          </table:table-cell>
          <table:table-cell office:value-type="percentage" office:value="1.1200000000000001" table:style-name="ce4">
            <text:p>112%</text:p>
          </table:table-cell>
          <table:table-cell office:value-type="float" office:value="3" table:style-name="ce2">
            <text:p>3</text:p>
          </table:table-cell>
          <table:table-cell office:value-type="float" office:value="39168" table:style-name="ce2">
            <text:p>39168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1.8366666666666667" table:formula="of:=AVERAGE([.B114:.B116])" table:style-name="ce2">
            <text:p>1.836666667</text:p>
          </table:table-cell>
          <table:table-cell office:value-type="float" office:value="3.3333333333333333E-2" table:formula="of:=AVERAGE([.C114:.C116])" table:style-name="ce2">
            <text:p>0.033333333</text:p>
          </table:table-cell>
          <table:table-cell office:value-type="float" office:value="2.02" table:formula="of:=AVERAGE([.D114:.D116])" table:style-name="ce2">
            <text:p>2.02</text:p>
          </table:table-cell>
          <table:table-cell office:value-type="percentage" office:value="1.1166666666666667" table:formula="of:=AVERAGE([.E114:.E116])" table:style-name="ce4">
            <text:p>112%</text:p>
          </table:table-cell>
          <table:table-cell office:value-type="float" office:value="2.3333333333333335" table:formula="of:=AVERAGE([.F114:.F116])" table:style-name="ce2">
            <text:p>2.333333333</text:p>
          </table:table-cell>
          <table:table-cell office:value-type="float" office:value="37161.666666666664" table:formula="of:=AVERAGE([.G114:.G116])" table:style-name="ce2">
            <text:p>37161.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3.38" table:style-name="ce2">
            <text:p>3.38</text:p>
          </table:table-cell>
          <table:table-cell office:value-type="float" office:value="0.04" table:style-name="ce2">
            <text:p>0.04</text:p>
          </table:table-cell>
          <table:table-cell office:value-type="float" office:value="2.78" table:style-name="ce2">
            <text:p>2.78</text:p>
          </table:table-cell>
          <table:table-cell office:value-type="percentage" office:value="0.83" table:style-name="ce4">
            <text:p>83%</text:p>
          </table:table-cell>
          <table:table-cell office:value-type="float" office:value="10008" table:style-name="ce2">
            <text:p>10008</text:p>
          </table:table-cell>
          <table:table-cell office:value-type="float" office:value="34355" table:style-name="ce2">
            <text:p>34355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61" table:style-name="ce2">
            <text:p>2.61</text:p>
          </table:table-cell>
          <table:table-cell office:value-type="float" office:value="0" table:style-name="ce2">
            <text:p>0</text:p>
          </table:table-cell>
          <table:table-cell office:value-type="float" office:value="2.63" table:style-name="ce2">
            <text:p>2.63</text:p>
          </table:table-cell>
          <table:table-cell office:value-type="percentage" office:value="1.01" table:style-name="ce4">
            <text:p>101%</text:p>
          </table:table-cell>
          <table:table-cell office:value-type="float" office:value="9409" table:style-name="ce2">
            <text:p>9409</text:p>
          </table:table-cell>
          <table:table-cell office:value-type="float" office:value="32934" table:style-name="ce2">
            <text:p>32934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FIFO</text:p>
          </table:table-cell>
          <table:table-cell office:value-type="float" office:value="2.11" table:style-name="ce2">
            <text:p>2.11</text:p>
          </table:table-cell>
          <table:table-cell office:value-type="float" office:value="0.03" table:style-name="ce2">
            <text:p>0.03</text:p>
          </table:table-cell>
          <table:table-cell office:value-type="float" office:value="2.54" table:style-name="ce2">
            <text:p>2.54</text:p>
          </table:table-cell>
          <table:table-cell office:value-type="percentage" office:value="1.22" table:style-name="ce4">
            <text:p>122%</text:p>
          </table:table-cell>
          <table:table-cell office:value-type="float" office:value="9437" table:style-name="ce2">
            <text:p>9437</text:p>
          </table:table-cell>
          <table:table-cell office:value-type="float" office:value="33769" table:style-name="ce2">
            <text:p>33769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IFO</text:p>
          </table:table-cell>
          <table:table-cell office:value-type="float" office:value="2.6999999999999997" table:formula="of:=AVERAGE([.B118:.B120])" table:style-name="ce2">
            <text:p>2.7</text:p>
          </table:table-cell>
          <table:table-cell office:value-type="float" office:value="2.3333333333333334E-2" table:formula="of:=AVERAGE([.C118:.C120])" table:style-name="ce2">
            <text:p>0.023333333</text:p>
          </table:table-cell>
          <table:table-cell office:value-type="float" office:value="2.65" table:formula="of:=AVERAGE([.D118:.D120])" table:style-name="ce2">
            <text:p>2.65</text:p>
          </table:table-cell>
          <table:table-cell office:value-type="percentage" office:value="1.0199999999999998" table:formula="of:=AVERAGE([.E118:.E120])" table:style-name="ce4">
            <text:p>102%</text:p>
          </table:table-cell>
          <table:table-cell office:value-type="float" office:value="9618" table:formula="of:=AVERAGE([.F118:.F120])" table:style-name="ce2">
            <text:p>9618</text:p>
          </table:table-cell>
          <table:table-cell office:value-type="float" office:value="33686" table:formula="of:=AVERAGE([.G118:.G120])" table:style-name="ce2">
            <text:p>33686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" table:style-name="ce2">
            <text:p>0</text:p>
          </table:table-cell>
          <table:table-cell office:value-type="float" office:value="0.19" table:style-name="ce2">
            <text:p>0.19</text:p>
          </table:table-cell>
          <table:table-cell office:value-type="percentage" office:value="0.7" table:style-name="ce4">
            <text:p>70%</text:p>
          </table:table-cell>
          <table:table-cell office:value-type="float" office:value="1" table:style-name="ce2">
            <text:p>1</text:p>
          </table:table-cell>
          <table:table-cell office:value-type="float" office:value="2990" table:style-name="ce2">
            <text:p>2990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25" table:style-name="ce2">
            <text:p>0.25</text:p>
          </table:table-cell>
          <table:table-cell office:value-type="float" office:value="0" table:style-name="ce2">
            <text:p>0</text:p>
          </table:table-cell>
          <table:table-cell office:value-type="float" office:value="0.2" table:style-name="ce2">
            <text:p>0.2</text:p>
          </table:table-cell>
          <table:table-cell office:value-type="percentage" office:value="0.78" table:style-name="ce4">
            <text:p>78%</text:p>
          </table:table-cell>
          <table:table-cell office:value-type="float" office:value="4" table:style-name="ce2">
            <text:p>4</text:p>
          </table:table-cell>
          <table:table-cell office:value-type="float" office:value="2977" table:style-name="ce2">
            <text:p>2977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SCHED_RR</text:p>
          </table:table-cell>
          <table:table-cell office:value-type="float" office:value="0.25" table:style-name="ce2">
            <text:p>0.25</text:p>
          </table:table-cell>
          <table:table-cell office:value-type="float" office:value="0.01" table:style-name="ce2">
            <text:p>0.01</text:p>
          </table:table-cell>
          <table:table-cell office:value-type="float" office:value="0.18" table:style-name="ce2">
            <text:p>0.18</text:p>
          </table:table-cell>
          <table:table-cell office:value-type="percentage" office:value="0.79" table:style-name="ce4">
            <text:p>79%</text:p>
          </table:table-cell>
          <table:table-cell office:value-type="float" office:value="6" table:style-name="ce2">
            <text:p>6</text:p>
          </table:table-cell>
          <table:table-cell office:value-type="float" office:value="2874" table:style-name="ce2">
            <text:p>2874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0.26333333333333336" table:formula="of:=AVERAGE([.B122:.B124])" table:style-name="ce2">
            <text:p>0.263333333</text:p>
          </table:table-cell>
          <table:table-cell office:value-type="float" office:value="3.3333333333333335E-3" table:formula="of:=AVERAGE([.C122:.C124])" table:style-name="ce2">
            <text:p>0.003333333</text:p>
          </table:table-cell>
          <table:table-cell office:value-type="float" office:value="0.19000000000000003" table:formula="of:=AVERAGE([.D122:.D124])" table:style-name="ce2">
            <text:p>0.19</text:p>
          </table:table-cell>
          <table:table-cell office:value-type="percentage" office:value="0.75666666666666671" table:formula="of:=AVERAGE([.E122:.E124])" table:style-name="ce4">
            <text:p>76%</text:p>
          </table:table-cell>
          <table:table-cell office:value-type="float" office:value="3.6666666666666665" table:formula="of:=AVERAGE([.F122:.F124])" table:style-name="ce2">
            <text:p>3.666666667</text:p>
          </table:table-cell>
          <table:table-cell office:value-type="float" office:value="2947" table:formula="of:=AVERAGE([.G122:.G124])" table:style-name="ce2">
            <text:p>294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" table:style-name="ce2">
            <text:p>0</text:p>
          </table:table-cell>
          <table:table-cell office:value-type="float" office:value="0.26" table:style-name="ce2">
            <text:p>0.26</text:p>
          </table:table-cell>
          <table:table-cell office:value-type="percentage" office:value="0.45" table:style-name="ce4">
            <text:p>45%</text:p>
          </table:table-cell>
          <table:table-cell office:value-type="float" office:value="867" table:style-name="ce2">
            <text:p>867</text:p>
          </table:table-cell>
          <table:table-cell office:value-type="float" office:value="3209" table:style-name="ce2">
            <text:p>3209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26" table:style-name="ce2">
            <text:p>0.26</text:p>
          </table:table-cell>
          <table:table-cell office:value-type="float" office:value="0" table:style-name="ce2">
            <text:p>0</text:p>
          </table:table-cell>
          <table:table-cell office:value-type="float" office:value="0.26" table:style-name="ce2">
            <text:p>0.26</text:p>
          </table:table-cell>
          <table:table-cell office:value-type="percentage" office:value="1.03" table:style-name="ce4">
            <text:p>103%</text:p>
          </table:table-cell>
          <table:table-cell office:value-type="float" office:value="725" table:style-name="ce2">
            <text:p>725</text:p>
          </table:table-cell>
          <table:table-cell office:value-type="float" office:value="2736" table:style-name="ce2">
            <text:p>2736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31" table:style-name="ce2">
            <text:p>0.3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percentage" office:value="0.98" table:style-name="ce4">
            <text:p>98%</text:p>
          </table:table-cell>
          <table:table-cell office:value-type="float" office:value="883" table:style-name="ce2">
            <text:p>883</text:p>
          </table:table-cell>
          <table:table-cell office:value-type="float" office:value="2632" table:style-name="ce2">
            <text:p>2632</text:p>
          </table:table-cell>
          <table:table-cell office:value-type="float" office:value="10" table:style-name="ce2">
            <text:p>1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0.3833333333333333" table:formula="of:=AVERAGE([.B126:.B128])" table:style-name="ce2">
            <text:p>0.383333333</text:p>
          </table:table-cell>
          <table:table-cell office:value-type="float" office:value="0" table:formula="of:=AVERAGE([.C126:.C128])" table:style-name="ce2">
            <text:p>0</text:p>
          </table:table-cell>
          <table:table-cell office:value-type="float" office:value="0.27333333333333337" table:formula="of:=AVERAGE([.D126:.D128])" table:style-name="ce2">
            <text:p>0.273333333</text:p>
          </table:table-cell>
          <table:table-cell office:value-type="percentage" office:value="0.82" table:formula="of:=AVERAGE([.E126:.E128])" table:style-name="ce4">
            <text:p>82%</text:p>
          </table:table-cell>
          <table:table-cell office:value-type="float" office:value="825" table:formula="of:=AVERAGE([.F126:.F128])" table:style-name="ce2">
            <text:p>825</text:p>
          </table:table-cell>
          <table:table-cell office:value-type="float" office:value="2859" table:formula="of:=AVERAGE([.G126:.G128])" table:style-name="ce2">
            <text:p>285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95" table:style-name="ce2">
            <text:p>0.95</text:p>
          </table:table-cell>
          <table:table-cell office:value-type="float" office:value="0" table:style-name="ce2">
            <text:p>0</text:p>
          </table:table-cell>
          <table:table-cell office:value-type="float" office:value="0.99" table:style-name="ce2">
            <text:p>0.99</text:p>
          </table:table-cell>
          <table:table-cell office:value-type="percentage" office:value="1.04" table:style-name="ce4">
            <text:p>104%</text:p>
          </table:table-cell>
          <table:table-cell office:value-type="float" office:value="5" table:style-name="ce2">
            <text:p>5</text:p>
          </table:table-cell>
          <table:table-cell office:value-type="float" office:value="17029" table:style-name="ce2">
            <text:p>17029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21" table:style-name="ce2">
            <text:p>1.21</text:p>
          </table:table-cell>
          <table:table-cell office:value-type="float" office:value="0.01" table:style-name="ce2">
            <text:p>0.01</text:p>
          </table:table-cell>
          <table:table-cell office:value-type="float" office:value="0.99" table:style-name="ce2">
            <text:p>0.99</text:p>
          </table:table-cell>
          <table:table-cell office:value-type="percentage" office:value="0.82" table:style-name="ce4">
            <text:p>82%</text:p>
          </table:table-cell>
          <table:table-cell office:value-type="float" office:value="3" table:style-name="ce2">
            <text:p>3</text:p>
          </table:table-cell>
          <table:table-cell office:value-type="float" office:value="17353" table:style-name="ce2">
            <text:p>17353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98" table:style-name="ce2">
            <text:p>0.98</text:p>
          </table:table-cell>
          <table:table-cell office:value-type="float" office:value="0" table:style-name="ce2">
            <text:p>0</text:p>
          </table:table-cell>
          <table:table-cell office:value-type="float" office:value="1.05" table:style-name="ce2">
            <text:p>1.05</text:p>
          </table:table-cell>
          <table:table-cell office:value-type="percentage" office:value="1.07" table:style-name="ce4">
            <text:p>107%</text:p>
          </table:table-cell>
          <table:table-cell office:value-type="float" office:value="5" table:style-name="ce2">
            <text:p>5</text:p>
          </table:table-cell>
          <table:table-cell office:value-type="float" office:value="17895" table:style-name="ce2">
            <text:p>17895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1.0466666666666666" table:formula="of:=AVERAGE([.B130:.B132])" table:style-name="ce2">
            <text:p>1.046666667</text:p>
          </table:table-cell>
          <table:table-cell office:value-type="float" office:value="3.3333333333333335E-3" table:formula="of:=AVERAGE([.C130:.C132])" table:style-name="ce2">
            <text:p>0.003333333</text:p>
          </table:table-cell>
          <table:table-cell office:value-type="float" office:value="1.01" table:formula="of:=AVERAGE([.D130:.D132])" table:style-name="ce2">
            <text:p>1.01</text:p>
          </table:table-cell>
          <table:table-cell office:value-type="percentage" office:value="0.97666666666666657" table:formula="of:=AVERAGE([.E130:.E132])" table:style-name="ce4">
            <text:p>98%</text:p>
          </table:table-cell>
          <table:table-cell office:value-type="float" office:value="4.333333333333333" table:formula="of:=AVERAGE([.F130:.F132])" table:style-name="ce2">
            <text:p>4.333333333</text:p>
          </table:table-cell>
          <table:table-cell office:value-type="float" office:value="17425.666666666668" table:formula="of:=AVERAGE([.G130:.G132])" table:style-name="ce2">
            <text:p>17425.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0.98" table:style-name="ce2">
            <text:p>0.98</text:p>
          </table:table-cell>
          <table:table-cell office:value-type="float" office:value="0.02" table:style-name="ce2">
            <text:p>0.02</text:p>
          </table:table-cell>
          <table:table-cell office:value-type="float" office:value="1.2" table:style-name="ce2">
            <text:p>1.2</text:p>
          </table:table-cell>
          <table:table-cell office:value-type="percentage" office:value="1.24" table:style-name="ce4">
            <text:p>124%</text:p>
          </table:table-cell>
          <table:table-cell office:value-type="float" office:value="4877" table:style-name="ce2">
            <text:p>4877</text:p>
          </table:table-cell>
          <table:table-cell office:value-type="float" office:value="16065" table:style-name="ce2">
            <text:p>16065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02" table:style-name="ce2">
            <text:p>0.02</text:p>
          </table:table-cell>
          <table:table-cell office:value-type="float" office:value="1.29" table:style-name="ce2">
            <text:p>1.29</text:p>
          </table:table-cell>
          <table:table-cell office:value-type="percentage" office:value="1.1599999999999999" table:style-name="ce4">
            <text:p>116%</text:p>
          </table:table-cell>
          <table:table-cell office:value-type="float" office:value="5218" table:style-name="ce2">
            <text:p>5218</text:p>
          </table:table-cell>
          <table:table-cell office:value-type="float" office:value="18086" table:style-name="ce2">
            <text:p>18086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0" table:style-name="ce2">
            <text:p>0</text:p>
          </table:table-cell>
          <table:table-cell office:value-type="float" office:value="1.3" table:style-name="ce2">
            <text:p>1.3</text:p>
          </table:table-cell>
          <table:table-cell office:value-type="percentage" office:value="1.1399999999999999" table:style-name="ce4">
            <text:p>114%</text:p>
          </table:table-cell>
          <table:table-cell office:value-type="float" office:value="5094" table:style-name="ce2">
            <text:p>5094</text:p>
          </table:table-cell>
          <table:table-cell office:value-type="float" office:value="16641" table:style-name="ce2">
            <text:p>16641</text:p>
          </table:table-cell>
          <table:table-cell office:value-type="float" office:value="50" table:style-name="ce2">
            <text:p>5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1.0866666666666667" table:formula="of:=AVERAGE([.B134:.B136])" table:style-name="ce2">
            <text:p>1.086666667</text:p>
          </table:table-cell>
          <table:table-cell office:value-type="float" office:value="1.3333333333333334E-2" table:formula="of:=AVERAGE([.C134:.C136])" table:style-name="ce2">
            <text:p>0.013333333</text:p>
          </table:table-cell>
          <table:table-cell office:value-type="float" office:value="1.2633333333333334" table:formula="of:=AVERAGE([.D134:.D136])" table:style-name="ce2">
            <text:p>1.263333333</text:p>
          </table:table-cell>
          <table:table-cell office:value-type="percentage" office:value="1.18" table:formula="of:=AVERAGE([.E134:.E136])" table:style-name="ce4">
            <text:p>118%</text:p>
          </table:table-cell>
          <table:table-cell office:value-type="float" office:value="5063" table:formula="of:=AVERAGE([.F134:.F136])" table:style-name="ce2">
            <text:p>5063</text:p>
          </table:table-cell>
          <table:table-cell office:value-type="float" office:value="16930.666666666668" table:formula="of:=AVERAGE([.G134:.G136])" table:style-name="ce2">
            <text:p>16930.666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93" table:style-name="ce2">
            <text:p>1.93</text:p>
          </table:table-cell>
          <table:table-cell office:value-type="float" office:value="0.02" table:style-name="ce2">
            <text:p>0.02</text:p>
          </table:table-cell>
          <table:table-cell office:value-type="float" office:value="2.16" table:style-name="ce2">
            <text:p>2.16</text:p>
          </table:table-cell>
          <table:table-cell office:value-type="percentage" office:value="1.1299999999999999" table:style-name="ce4">
            <text:p>113%</text:p>
          </table:table-cell>
          <table:table-cell office:value-type="float" office:value="3" table:style-name="ce2">
            <text:p>3</text:p>
          </table:table-cell>
          <table:table-cell office:value-type="float" office:value="33754" table:style-name="ce2">
            <text:p>33754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1.72" table:style-name="ce2">
            <text:p>1.72</text:p>
          </table:table-cell>
          <table:table-cell office:value-type="float" office:value="0.02" table:style-name="ce2">
            <text:p>0.02</text:p>
          </table:table-cell>
          <table:table-cell office:value-type="float" office:value="1.85" table:style-name="ce2">
            <text:p>1.85</text:p>
          </table:table-cell>
          <table:table-cell office:value-type="percentage" office:value="1.0900000000000001" table:style-name="ce4">
            <text:p>109%</text:p>
          </table:table-cell>
          <table:table-cell office:value-type="float" office:value="6" table:style-name="ce2">
            <text:p>6</text:p>
          </table:table-cell>
          <table:table-cell office:value-type="float" office:value="37551" table:style-name="ce2">
            <text:p>37551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58" table:style-name="ce2">
            <text:p>2.58</text:p>
          </table:table-cell>
          <table:table-cell office:value-type="float" office:value="0.03" table:style-name="ce2">
            <text:p>0.03</text:p>
          </table:table-cell>
          <table:table-cell office:value-type="float" office:value="2" table:style-name="ce2">
            <text:p>2</text:p>
          </table:table-cell>
          <table:table-cell office:value-type="percentage" office:value="0.78" table:style-name="ce4">
            <text:p>78%</text:p>
          </table:table-cell>
          <table:table-cell office:value-type="float" office:value="3" table:style-name="ce2">
            <text:p>3</text:p>
          </table:table-cell>
          <table:table-cell office:value-type="float" office:value="42697" table:style-name="ce2">
            <text:p>42697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2.0766666666666667" table:formula="of:=AVERAGE([.B138:.B140])" table:style-name="ce2">
            <text:p>2.076666667</text:p>
          </table:table-cell>
          <table:table-cell office:value-type="float" office:value="2.3333333333333334E-2" table:formula="of:=AVERAGE([.C138:.C140])" table:style-name="ce2">
            <text:p>0.023333333</text:p>
          </table:table-cell>
          <table:table-cell office:value-type="float" office:value="2.0033333333333334" table:formula="of:=AVERAGE([.D138:.D140])" table:style-name="ce2">
            <text:p>2.003333333</text:p>
          </table:table-cell>
          <table:table-cell office:value-type="percentage" office:value="1" table:formula="of:=AVERAGE([.E138:.E140])" table:style-name="ce4">
            <text:p>100%</text:p>
          </table:table-cell>
          <table:table-cell office:value-type="float" office:value="4" table:formula="of:=AVERAGE([.F138:.F140])" table:style-name="ce2">
            <text:p>4</text:p>
          </table:table-cell>
          <table:table-cell office:value-type="float" office:value="38000.666666666664" table:formula="of:=AVERAGE([.G138:.G140])" table:style-name="ce2">
            <text:p>38000.6666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29" table:style-name="ce2">
            <text:p>2.29</text:p>
          </table:table-cell>
          <table:table-cell office:value-type="float" office:value="0.02" table:style-name="ce2">
            <text:p>0.02</text:p>
          </table:table-cell>
          <table:table-cell office:value-type="float" office:value="2.66" table:style-name="ce2">
            <text:p>2.66</text:p>
          </table:table-cell>
          <table:table-cell office:value-type="percentage" office:value="1.17" table:style-name="ce4">
            <text:p>117%</text:p>
          </table:table-cell>
          <table:table-cell office:value-type="float" office:value="10485" table:style-name="ce2">
            <text:p>10485</text:p>
          </table:table-cell>
          <table:table-cell office:value-type="float" office:value="34615" table:style-name="ce2">
            <text:p>34615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36" table:style-name="ce2">
            <text:p>2.36</text:p>
          </table:table-cell>
          <table:table-cell office:value-type="float" office:value="0.03" table:style-name="ce2">
            <text:p>0.03</text:p>
          </table:table-cell>
          <table:table-cell office:value-type="float" office:value="2.85" table:style-name="ce2">
            <text:p>2.85</text:p>
          </table:table-cell>
          <table:table-cell office:value-type="percentage" office:value="1.22" table:style-name="ce4">
            <text:p>122%</text:p>
          </table:table-cell>
          <table:table-cell office:value-type="float" office:value="10375" table:style-name="ce2">
            <text:p>10375</text:p>
          </table:table-cell>
          <table:table-cell office:value-type="float" office:value="34090" table:style-name="ce2">
            <text:p>34090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2">
            <text:p>RR</text:p>
          </table:table-cell>
          <table:table-cell office:value-type="float" office:value="2.69" table:style-name="ce2">
            <text:p>2.69</text:p>
          </table:table-cell>
          <table:table-cell office:value-type="float" office:value="0.01" table:style-name="ce2">
            <text:p>0.01</text:p>
          </table:table-cell>
          <table:table-cell office:value-type="float" office:value="3.01" table:style-name="ce2">
            <text:p>3.01</text:p>
          </table:table-cell>
          <table:table-cell office:value-type="percentage" office:value="1.1200000000000001" table:style-name="ce4">
            <text:p>112%</text:p>
          </table:table-cell>
          <table:table-cell office:value-type="float" office:value="10577" table:style-name="ce2">
            <text:p>10577</text:p>
          </table:table-cell>
          <table:table-cell office:value-type="float" office:value="35086" table:style-name="ce2">
            <text:p>35086</text:p>
          </table:table-cell>
          <table:table-cell office:value-type="float" office:value="100" table:style-name="ce2">
            <text:p>100</text:p>
          </table:table-cell>
          <table:table-cell table:style-name="ce5"/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R</text:p>
          </table:table-cell>
          <table:table-cell office:value-type="float" office:value="2.4466666666666668" table:formula="of:=AVERAGE([.B142:.B144])" table:style-name="ce2">
            <text:p>2.446666667</text:p>
          </table:table-cell>
          <table:table-cell office:value-type="float" office:value="0.02" table:formula="of:=AVERAGE([.C142:.C144])" table:style-name="ce2">
            <text:p>0.02</text:p>
          </table:table-cell>
          <table:table-cell office:value-type="float" office:value="2.84" table:formula="of:=AVERAGE([.D142:.D144])" table:style-name="ce2">
            <text:p>2.84</text:p>
          </table:table-cell>
          <table:table-cell office:value-type="percentage" office:value="1.17" table:formula="of:=AVERAGE([.E142:.E144])" table:style-name="ce4">
            <text:p>117%</text:p>
          </table:table-cell>
          <table:table-cell office:value-type="float" office:value="10479" table:formula="of:=AVERAGE([.F142:.F144])" table:style-name="ce2">
            <text:p>10479</text:p>
          </table:table-cell>
          <table:table-cell office:value-type="float" office:value="34597" table:formula="of:=AVERAGE([.G142:.G144])" table:style-name="ce2">
            <text:p>3459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O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6">
            <text:p>SCHED_OTHER</text:p>
          </table:table-cell>
          <table:table-cell office:value-type="float" office:value="23.29" table:style-name="ce7">
            <text:p>23.29</text:p>
          </table:table-cell>
          <table:table-cell office:value-type="float" office:value="45.04" table:style-name="ce7">
            <text:p>45.04</text:p>
          </table:table-cell>
          <table:table-cell office:value-type="float" office:value="0.23" table:style-name="ce7">
            <text:p>0.23</text:p>
          </table:table-cell>
          <table:table-cell office:value-type="percentage" office:value="1.94" table:style-name="ce8">
            <text:p>194%</text:p>
          </table:table-cell>
          <table:table-cell office:value-type="float" office:value="12526" table:style-name="ce7">
            <text:p>12526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6">
            <text:p>SCHED_OTHER</text:p>
          </table:table-cell>
          <table:table-cell office:value-type="float" office:value="25.37" table:style-name="ce7">
            <text:p>25.37</text:p>
          </table:table-cell>
          <table:table-cell office:value-type="float" office:value="48.77" table:style-name="ce7">
            <text:p>48.77</text:p>
          </table:table-cell>
          <table:table-cell office:value-type="float" office:value="0.42" table:style-name="ce7">
            <text:p>0.42</text:p>
          </table:table-cell>
          <table:table-cell office:value-type="percentage" office:value="1.93" table:style-name="ce8">
            <text:p>193%</text:p>
          </table:table-cell>
          <table:table-cell office:value-type="float" office:value="13301" table:style-name="ce7">
            <text:p>13301</text:p>
          </table:table-cell>
          <table:table-cell office:value-type="float" office:value="16" table:style-name="ce7">
            <text:p>16</text:p>
          </table:table-cell>
          <table:table-cell office:value-type="float" office:value="10" table:style-name="ce7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 table:visibility="collapse">
          <table:table-cell office:value-type="string" table:style-name="ce6">
            <text:p>SCHED_OTHER</text:p>
          </table:table-cell>
          <table:table-cell office:value-type="float" office:value="27.33" table:style-name="ce7">
            <text:p>27.33</text:p>
          </table:table-cell>
          <table:table-cell office:value-type="float" office:value="50.07" table:style-name="ce7">
            <text:p>50.07</text:p>
          </table:table-cell>
          <table:table-cell office:value-type="float" office:value="0.63" table:style-name="ce7">
            <text:p>0.63</text:p>
          </table:table-cell>
          <table:table-cell office:value-type="percentage" office:value="1.85" table:style-name="ce8">
            <text:p>185%</text:p>
          </table:table-cell>
          <table:table-cell office:value-type="float" office:value="13931" table:style-name="ce7">
            <text:p>13931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25.33" table:formula="of:=AVERAGE([.B146:.B148])" table:style-name="ce7">
            <text:p>25.33</text:p>
          </table:table-cell>
          <table:table-cell office:value-type="float" office:value="47.96" table:formula="of:=AVERAGE([.C146:.C148])" table:style-name="ce7">
            <text:p>47.96</text:p>
          </table:table-cell>
          <table:table-cell office:value-type="float" office:value="0.42666666666666669" table:formula="of:=AVERAGE([.D146:.D148])" table:style-name="ce7">
            <text:p>0.426666667</text:p>
          </table:table-cell>
          <table:table-cell office:value-type="percentage" office:value="1.906666666666667" table:formula="of:=AVERAGE([.E146:.E148])" table:style-name="ce8">
            <text:p>191%</text:p>
          </table:table-cell>
          <table:table-cell office:value-type="float" office:value="13252.666666666666" table:formula="of:=AVERAGE([.F146:.F148])" table:style-name="ce7">
            <text:p>13252.66667</text:p>
          </table:table-cell>
          <table:table-cell office:value-type="float" office:value="16.666666666666668" table:formula="of:=AVERAGE([.G146:.G148])" table:style-name="ce7">
            <text:p>16.66666667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6.98" table:style-name="ce7">
            <text:p>26.98</text:p>
          </table:table-cell>
          <table:table-cell office:value-type="float" office:value="48.8" table:style-name="ce7">
            <text:p>48.8</text:p>
          </table:table-cell>
          <table:table-cell office:value-type="float" office:value="0.45" table:style-name="ce7">
            <text:p>0.45</text:p>
          </table:table-cell>
          <table:table-cell office:value-type="percentage" office:value="1.82" table:style-name="ce8">
            <text:p>182%</text:p>
          </table:table-cell>
          <table:table-cell office:value-type="float" office:value="6351" table:style-name="ce7">
            <text:p>6351</text:p>
          </table:table-cell>
          <table:table-cell office:value-type="float" office:value="16" table:style-name="ce7">
            <text:p>16</text:p>
          </table:table-cell>
          <table:table-cell office:value-type="float" office:value="10" table:style-name="ce7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4.65" table:style-name="ce7">
            <text:p>24.65</text:p>
          </table:table-cell>
          <table:table-cell office:value-type="float" office:value="47.39" table:style-name="ce7">
            <text:p>47.39</text:p>
          </table:table-cell>
          <table:table-cell office:value-type="float" office:value="0.21" table:style-name="ce7">
            <text:p>0.21</text:p>
          </table:table-cell>
          <table:table-cell office:value-type="percentage" office:value="1.93" table:style-name="ce8">
            <text:p>193%</text:p>
          </table:table-cell>
          <table:table-cell office:value-type="float" office:value="6194" table:style-name="ce7">
            <text:p>6194</text:p>
          </table:table-cell>
          <table:table-cell office:value-type="float" office:value="20" table:style-name="ce7">
            <text:p>20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3.44" table:style-name="ce7">
            <text:p>23.44</text:p>
          </table:table-cell>
          <table:table-cell office:value-type="float" office:value="45.92" table:style-name="ce7">
            <text:p>45.92</text:p>
          </table:table-cell>
          <table:table-cell office:value-type="float" office:value="0.18" table:style-name="ce7">
            <text:p>0.18</text:p>
          </table:table-cell>
          <table:table-cell office:value-type="percentage" office:value="1.96" table:style-name="ce8">
            <text:p>196%</text:p>
          </table:table-cell>
          <table:table-cell office:value-type="float" office:value="5415" table:style-name="ce7">
            <text:p>5415</text:p>
          </table:table-cell>
          <table:table-cell office:value-type="float" office:value="16" table:style-name="ce7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25.02333333333333" table:formula="of:=AVERAGE([.B150:.B152])" table:style-name="ce7">
            <text:p>25.02333333</text:p>
          </table:table-cell>
          <table:table-cell office:value-type="float" office:value="47.370000000000005" table:formula="of:=AVERAGE([.C150:.C152])" table:style-name="ce7">
            <text:p>47.37</text:p>
          </table:table-cell>
          <table:table-cell office:value-type="float" office:value="0.28000000000000003" table:formula="of:=AVERAGE([.D150:.D152])" table:style-name="ce7">
            <text:p>0.28</text:p>
          </table:table-cell>
          <table:table-cell office:value-type="percentage" office:value="1.9033333333333333" table:formula="of:=AVERAGE([.E150:.E152])" table:style-name="ce8">
            <text:p>190%</text:p>
          </table:table-cell>
          <table:table-cell office:value-type="float" office:value="5986.666666666667" table:formula="of:=AVERAGE([.F150:.F152])" table:style-name="ce7">
            <text:p>5986.666667</text:p>
          </table:table-cell>
          <table:table-cell office:value-type="float" office:value="17.333333333333332" table:formula="of:=AVERAGE([.G150:.G152])" table:style-name="ce7">
            <text:p>17.33333333</text:p>
          </table:table-cell>
          <table:table-cell office:value-type="float" office:value="10" table:style-name="ce10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13.94" table:style-name="ce7">
            <text:p>113.94</text:p>
          </table:table-cell>
          <table:table-cell office:value-type="float" office:value="226.35" table:style-name="ce7">
            <text:p>226.35</text:p>
          </table:table-cell>
          <table:table-cell office:value-type="float" office:value="0.71" table:style-name="ce7">
            <text:p>0.71</text:p>
          </table:table-cell>
          <table:table-cell office:value-type="percentage" office:value="1.99" table:style-name="ce8">
            <text:p>199%</text:p>
          </table:table-cell>
          <table:table-cell office:value-type="float" office:value="57493" table:style-name="ce7">
            <text:p>57493</text:p>
          </table:table-cell>
          <table:table-cell office:value-type="float" office:value="68" table:style-name="ce7">
            <text:p>68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13.21" table:style-name="ce7">
            <text:p>113.21</text:p>
          </table:table-cell>
          <table:table-cell office:value-type="float" office:value="224.42" table:style-name="ce7">
            <text:p>224.42</text:p>
          </table:table-cell>
          <table:table-cell office:value-type="float" office:value="0.73" table:style-name="ce7">
            <text:p>0.73</text:p>
          </table:table-cell>
          <table:table-cell office:value-type="percentage" office:value="1.98" table:style-name="ce8">
            <text:p>198%</text:p>
          </table:table-cell>
          <table:table-cell office:value-type="float" office:value="58283" table:style-name="ce7">
            <text:p>58283</text:p>
          </table:table-cell>
          <table:table-cell office:value-type="float" office:value="59" table:style-name="ce7">
            <text:p>59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13.02" table:style-name="ce7">
            <text:p>113.02</text:p>
          </table:table-cell>
          <table:table-cell office:value-type="float" office:value="224.51" table:style-name="ce7">
            <text:p>224.51</text:p>
          </table:table-cell>
          <table:table-cell office:value-type="float" office:value="0.7" table:style-name="ce7">
            <text:p>0.7</text:p>
          </table:table-cell>
          <table:table-cell office:value-type="percentage" office:value="1.99" table:style-name="ce8">
            <text:p>199%</text:p>
          </table:table-cell>
          <table:table-cell office:value-type="float" office:value="57817" table:style-name="ce7">
            <text:p>57817</text:p>
          </table:table-cell>
          <table:table-cell office:value-type="float" office:value="60" table:style-name="ce7">
            <text:p>60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113.38999999999999" table:formula="of:=AVERAGE([.B154:.B156])" table:style-name="ce7">
            <text:p>113.39</text:p>
          </table:table-cell>
          <table:table-cell office:value-type="float" office:value="225.09333333333333" table:formula="of:=AVERAGE([.C154:.C156])" table:style-name="ce7">
            <text:p>225.0933333</text:p>
          </table:table-cell>
          <table:table-cell office:value-type="float" office:value="0.71333333333333326" table:formula="of:=AVERAGE([.D154:.D156])" table:style-name="ce7">
            <text:p>0.713333333</text:p>
          </table:table-cell>
          <table:table-cell office:value-type="percentage" office:value="1.9866666666666666" table:formula="of:=AVERAGE([.E154:.E156])" table:style-name="ce8">
            <text:p>199%</text:p>
          </table:table-cell>
          <table:table-cell office:value-type="float" office:value="57864.333333333336" table:formula="of:=AVERAGE([.F154:.F156])" table:style-name="ce7">
            <text:p>57864.33333</text:p>
          </table:table-cell>
          <table:table-cell office:value-type="float" office:value="62.333333333333336" table:formula="of:=AVERAGE([.G154:.G156])" table:style-name="ce7">
            <text:p>62.33333333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19.43" table:style-name="ce10">
            <text:p>119.43</text:p>
          </table:table-cell>
          <table:table-cell office:value-type="float" office:value="236.84" table:style-name="ce10">
            <text:p>236.84</text:p>
          </table:table-cell>
          <table:table-cell office:value-type="float" office:value="0.8" table:style-name="ce10">
            <text:p>0.8</text:p>
          </table:table-cell>
          <table:table-cell office:value-type="percentage" office:value="1.98" table:style-name="ce8">
            <text:p>198%</text:p>
          </table:table-cell>
          <table:table-cell office:value-type="float" office:value="49035" table:style-name="ce10">
            <text:p>49035</text:p>
          </table:table-cell>
          <table:table-cell office:value-type="float" office:value="57" table:style-name="ce10">
            <text:p>57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20.56" table:style-name="ce10">
            <text:p>120.56</text:p>
          </table:table-cell>
          <table:table-cell office:value-type="float" office:value="238.74" table:style-name="ce10">
            <text:p>238.74</text:p>
          </table:table-cell>
          <table:table-cell office:value-type="float" office:value="0.78" table:style-name="ce10">
            <text:p>0.78</text:p>
          </table:table-cell>
          <table:table-cell office:value-type="percentage" office:value="1.98" table:style-name="ce8">
            <text:p>198%</text:p>
          </table:table-cell>
          <table:table-cell office:value-type="float" office:value="48385" table:style-name="ce10">
            <text:p>48385</text:p>
          </table:table-cell>
          <table:table-cell office:value-type="float" office:value="61" table:style-name="ce10">
            <text:p>61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111.14" table:style-name="ce10">
            <text:p>111.14</text:p>
          </table:table-cell>
          <table:table-cell office:value-type="float" office:value="220.51" table:style-name="ce10">
            <text:p>220.51</text:p>
          </table:table-cell>
          <table:table-cell office:value-type="float" office:value="0.74" table:style-name="ce10">
            <text:p>0.74</text:p>
          </table:table-cell>
          <table:table-cell office:value-type="percentage" office:value="1.99" table:style-name="ce8">
            <text:p>199%</text:p>
          </table:table-cell>
          <table:table-cell office:value-type="float" office:value="44590" table:style-name="ce10">
            <text:p>44590</text:p>
          </table:table-cell>
          <table:table-cell office:value-type="float" office:value="57" table:style-name="ce10">
            <text:p>57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117.04333333333334" table:formula="of:=AVERAGE([.B158:.B160])" table:style-name="ce10">
            <text:p>117.0433333</text:p>
          </table:table-cell>
          <table:table-cell office:value-type="float" office:value="232.03" table:formula="of:=AVERAGE([.C158:.C160])" table:style-name="ce10">
            <text:p>232.03</text:p>
          </table:table-cell>
          <table:table-cell office:value-type="float" office:value="0.77333333333333343" table:formula="of:=AVERAGE([.D158:.D160])" table:style-name="ce10">
            <text:p>0.773333333</text:p>
          </table:table-cell>
          <table:table-cell office:value-type="percentage" office:value="1.9833333333333334" table:formula="of:=AVERAGE([.E158:.E160])" table:style-name="ce8">
            <text:p>198%</text:p>
          </table:table-cell>
          <table:table-cell office:value-type="float" office:value="47336.666666666664" table:formula="of:=AVERAGE([.F158:.F160])" table:style-name="ce10">
            <text:p>47336.66667</text:p>
          </table:table-cell>
          <table:table-cell office:value-type="float" office:value="58.333333333333336" table:formula="of:=AVERAGE([.G158:.G160])" table:style-name="ce10">
            <text:p>58.33333333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19.32" table:style-name="ce10">
            <text:p>219.32</text:p>
          </table:table-cell>
          <table:table-cell office:value-type="float" office:value="436.37" table:style-name="ce10">
            <text:p>436.37</text:p>
          </table:table-cell>
          <table:table-cell office:value-type="float" office:value="1.17" table:style-name="ce10">
            <text:p>1.17</text:p>
          </table:table-cell>
          <table:table-cell office:value-type="percentage" office:value="1.99" table:style-name="ce8">
            <text:p>199%</text:p>
          </table:table-cell>
          <table:table-cell office:value-type="float" office:value="110300" table:style-name="ce10">
            <text:p>110300</text:p>
          </table:table-cell>
          <table:table-cell office:value-type="float" office:value="129" table:style-name="ce10">
            <text:p>129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30.45" table:style-name="ce10">
            <text:p>230.45</text:p>
          </table:table-cell>
          <table:table-cell office:value-type="float" office:value="456.83" table:style-name="ce10">
            <text:p>456.83</text:p>
          </table:table-cell>
          <table:table-cell office:value-type="float" office:value="1.59" table:style-name="ce10">
            <text:p>1.59</text:p>
          </table:table-cell>
          <table:table-cell office:value-type="percentage" office:value="1.98" table:style-name="ce8">
            <text:p>198%</text:p>
          </table:table-cell>
          <table:table-cell office:value-type="float" office:value="117448" table:style-name="ce10">
            <text:p>117448</text:p>
          </table:table-cell>
          <table:table-cell office:value-type="float" office:value="109" table:style-name="ce10">
            <text:p>109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34.32" table:style-name="ce10">
            <text:p>234.32</text:p>
          </table:table-cell>
          <table:table-cell office:value-type="float" office:value="463.47" table:style-name="ce10">
            <text:p>463.47</text:p>
          </table:table-cell>
          <table:table-cell office:value-type="float" office:value="1.48" table:style-name="ce10">
            <text:p>1.48</text:p>
          </table:table-cell>
          <table:table-cell office:value-type="percentage" office:value="1.98" table:style-name="ce8">
            <text:p>198%</text:p>
          </table:table-cell>
          <table:table-cell office:value-type="float" office:value="120224" table:style-name="ce10">
            <text:p>120224</text:p>
          </table:table-cell>
          <table:table-cell office:value-type="float" office:value="109" table:style-name="ce10">
            <text:p>109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228.02999999999997" table:formula="of:=AVERAGE([.B162:.B164])" table:style-name="ce10">
            <text:p>228.03</text:p>
          </table:table-cell>
          <table:table-cell office:value-type="float" office:value="452.22333333333336" table:formula="of:=AVERAGE([.C162:.C164])" table:style-name="ce10">
            <text:p>452.2233333</text:p>
          </table:table-cell>
          <table:table-cell office:value-type="float" office:value="1.4133333333333333" table:formula="of:=AVERAGE([.D162:.D164])" table:style-name="ce10">
            <text:p>1.413333333</text:p>
          </table:table-cell>
          <table:table-cell office:value-type="percentage" office:value="1.9833333333333332" table:formula="of:=AVERAGE([.E162:.E164])" table:style-name="ce8">
            <text:p>198%</text:p>
          </table:table-cell>
          <table:table-cell office:value-type="float" office:value="115990.66666666667" table:formula="of:=AVERAGE([.F162:.F164])" table:style-name="ce10">
            <text:p>115990.6667</text:p>
          </table:table-cell>
          <table:table-cell office:value-type="float" office:value="115.66666666666667" table:formula="of:=AVERAGE([.G162:.G164])" table:style-name="ce10">
            <text:p>115.6666667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36.4" table:style-name="ce10">
            <text:p>236.4</text:p>
          </table:table-cell>
          <table:table-cell office:value-type="float" office:value="468.52" table:style-name="ce10">
            <text:p>468.52</text:p>
          </table:table-cell>
          <table:table-cell office:value-type="float" office:value="1.5" table:style-name="ce10">
            <text:p>1.5</text:p>
          </table:table-cell>
          <table:table-cell office:value-type="percentage" office:value="1.98" table:style-name="ce8">
            <text:p>198%</text:p>
          </table:table-cell>
          <table:table-cell office:value-type="float" office:value="99072" table:style-name="ce10">
            <text:p>99072</text:p>
          </table:table-cell>
          <table:table-cell office:value-type="float" office:value="119" table:style-name="ce10">
            <text:p>119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59.02999999999997" table:style-name="ce10">
            <text:p>259.03</text:p>
          </table:table-cell>
          <table:table-cell office:value-type="float" office:value="506.67" table:style-name="ce10">
            <text:p>506.67</text:p>
          </table:table-cell>
          <table:table-cell office:value-type="float" office:value="1.6" table:style-name="ce10">
            <text:p>1.6</text:p>
          </table:table-cell>
          <table:table-cell office:value-type="percentage" office:value="1.96" table:style-name="ce8">
            <text:p>196%</text:p>
          </table:table-cell>
          <table:table-cell office:value-type="float" office:value="109406" table:style-name="ce10">
            <text:p>109406</text:p>
          </table:table-cell>
          <table:table-cell office:value-type="float" office:value="108" table:style-name="ce10">
            <text:p>108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OTHER</text:p>
          </table:table-cell>
          <table:table-cell office:value-type="float" office:value="247.67" table:style-name="ce10">
            <text:p>247.67</text:p>
          </table:table-cell>
          <table:table-cell office:value-type="float" office:value="476.2" table:style-name="ce10">
            <text:p>476.2</text:p>
          </table:table-cell>
          <table:table-cell office:value-type="float" office:value="3.67" table:style-name="ce10">
            <text:p>3.67</text:p>
          </table:table-cell>
          <table:table-cell office:value-type="percentage" office:value="1.93" table:style-name="ce8">
            <text:p>193%</text:p>
          </table:table-cell>
          <table:table-cell office:value-type="float" office:value="113258" table:style-name="ce10">
            <text:p>113258</text:p>
          </table:table-cell>
          <table:table-cell office:value-type="float" office:value="108" table:style-name="ce10">
            <text:p>108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OTHER</text:p>
          </table:table-cell>
          <table:table-cell office:value-type="float" office:value="247.69999999999996" table:formula="of:=AVERAGE([.B166:.B168])" table:style-name="ce10">
            <text:p>247.7</text:p>
          </table:table-cell>
          <table:table-cell office:value-type="float" office:value="483.79666666666668" table:formula="of:=AVERAGE([.C166:.C168])" table:style-name="ce10">
            <text:p>483.7966667</text:p>
          </table:table-cell>
          <table:table-cell office:value-type="float" office:value="2.2566666666666664" table:formula="of:=AVERAGE([.D166:.D168])" table:style-name="ce10">
            <text:p>2.256666667</text:p>
          </table:table-cell>
          <table:table-cell office:value-type="percentage" office:value="1.9566666666666668" table:formula="of:=AVERAGE([.E166:.E168])" table:style-name="ce8">
            <text:p>196%</text:p>
          </table:table-cell>
          <table:table-cell office:value-type="float" office:value="107245.33333333333" table:formula="of:=AVERAGE([.F166:.F168])" table:style-name="ce10">
            <text:p>107245.3333</text:p>
          </table:table-cell>
          <table:table-cell office:value-type="float" office:value="111.66666666666667" table:formula="of:=AVERAGE([.G166:.G168])" table:style-name="ce10">
            <text:p>111.6666667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FIFO</text:p>
          </table:table-cell>
          <table:table-cell office:value-type="float" office:value="26.19" table:style-name="ce10">
            <text:p>26.19</text:p>
          </table:table-cell>
          <table:table-cell office:value-type="float" office:value="49.58" table:style-name="ce10">
            <text:p>49.58</text:p>
          </table:table-cell>
          <table:table-cell office:value-type="float" office:value="0.16" table:style-name="ce10">
            <text:p>0.16</text:p>
          </table:table-cell>
          <table:table-cell office:value-type="percentage" office:value="1.89" table:style-name="ce8">
            <text:p>189%</text:p>
          </table:table-cell>
          <table:table-cell office:value-type="float" office:value="49" table:style-name="ce10">
            <text:p>49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FIFO</text:p>
          </table:table-cell>
          <table:table-cell office:value-type="float" office:value="30.23" table:style-name="ce10">
            <text:p>30.23</text:p>
          </table:table-cell>
          <table:table-cell office:value-type="float" office:value="54.33" table:style-name="ce10">
            <text:p>54.33</text:p>
          </table:table-cell>
          <table:table-cell office:value-type="float" office:value="0.14000000000000001" table:style-name="ce10">
            <text:p>0.14</text:p>
          </table:table-cell>
          <table:table-cell office:value-type="percentage" office:value="1.8" table:style-name="ce8">
            <text:p>180%</text:p>
          </table:table-cell>
          <table:table-cell office:value-type="float" office:value="71" table:style-name="ce10">
            <text:p>71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FIFO</text:p>
          </table:table-cell>
          <table:table-cell office:value-type="float" office:value="23.73" table:style-name="ce10">
            <text:p>23.73</text:p>
          </table:table-cell>
          <table:table-cell office:value-type="float" office:value="45" table:style-name="ce10">
            <text:p>45</text:p>
          </table:table-cell>
          <table:table-cell office:value-type="float" office:value="0.12" table:style-name="ce10">
            <text:p>0.12</text:p>
          </table:table-cell>
          <table:table-cell office:value-type="percentage" office:value="1.9" table:style-name="ce8">
            <text:p>190%</text:p>
          </table:table-cell>
          <table:table-cell office:value-type="float" office:value="47" table:style-name="ce10">
            <text:p>47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26.716666666666669" table:formula="of:=AVERAGE([.B170:.B172])" table:style-name="ce10">
            <text:p>26.71666667</text:p>
          </table:table-cell>
          <table:table-cell office:value-type="float" office:value="49.636666666666663" table:formula="of:=AVERAGE([.C170:.C172])" table:style-name="ce10">
            <text:p>49.63666667</text:p>
          </table:table-cell>
          <table:table-cell office:value-type="float" office:value="0.14000000000000001" table:formula="of:=AVERAGE([.D170:.D172])" table:style-name="ce10">
            <text:p>0.14</text:p>
          </table:table-cell>
          <table:table-cell office:value-type="percentage" office:value="1.8633333333333333" table:formula="of:=AVERAGE([.E170:.E172])" table:style-name="ce8">
            <text:p>186%</text:p>
          </table:table-cell>
          <table:table-cell office:value-type="float" office:value="55.666666666666664" table:formula="of:=AVERAGE([.F170:.F172])" table:style-name="ce10">
            <text:p>55.66666667</text:p>
          </table:table-cell>
          <table:table-cell office:value-type="float" office:value="16" table:formula="of:=AVERAGE([.G170:.G172])" table:style-name="ce10">
            <text:p>16</text:p>
          </table:table-cell>
          <table:table-cell office:value-type="float" office:value="10" table:style-name="ce10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3.58" table:style-name="ce10">
            <text:p>23.58</text:p>
          </table:table-cell>
          <table:table-cell office:value-type="float" office:value="44.71" table:style-name="ce10">
            <text:p>44.71</text:p>
          </table:table-cell>
          <table:table-cell office:value-type="float" office:value="0.1" table:style-name="ce10">
            <text:p>0.1</text:p>
          </table:table-cell>
          <table:table-cell office:value-type="percentage" office:value="1.9" table:style-name="ce8">
            <text:p>190%</text:p>
          </table:table-cell>
          <table:table-cell office:value-type="float" office:value="90" table:style-name="ce10">
            <text:p>90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3.93" table:style-name="ce10">
            <text:p>23.93</text:p>
          </table:table-cell>
          <table:table-cell office:value-type="float" office:value="45.37" table:style-name="ce10">
            <text:p>45.37</text:p>
          </table:table-cell>
          <table:table-cell office:value-type="float" office:value="0.11" table:style-name="ce10">
            <text:p>0.11</text:p>
          </table:table-cell>
          <table:table-cell office:value-type="percentage" office:value="1.9" table:style-name="ce8">
            <text:p>190%</text:p>
          </table:table-cell>
          <table:table-cell office:value-type="float" office:value="87" table:style-name="ce10">
            <text:p>87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3.69" table:style-name="ce10">
            <text:p>23.69</text:p>
          </table:table-cell>
          <table:table-cell office:value-type="float" office:value="45" table:style-name="ce10">
            <text:p>45</text:p>
          </table:table-cell>
          <table:table-cell office:value-type="float" office:value="0.1" table:style-name="ce10">
            <text:p>0.1</text:p>
          </table:table-cell>
          <table:table-cell office:value-type="percentage" office:value="1.9" table:style-name="ce8">
            <text:p>190%</text:p>
          </table:table-cell>
          <table:table-cell office:value-type="float" office:value="97" table:style-name="ce10">
            <text:p>97</text:p>
          </table:table-cell>
          <table:table-cell office:value-type="float" office:value="17" table:style-name="ce10">
            <text:p>17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23.733333333333334" table:formula="of:=AVERAGE([.B174:.B176])" table:style-name="ce10">
            <text:p>23.73333333</text:p>
          </table:table-cell>
          <table:table-cell office:value-type="float" office:value="45.026666666666664" table:formula="of:=AVERAGE([.C174:.C176])" table:style-name="ce10">
            <text:p>45.02666667</text:p>
          </table:table-cell>
          <table:table-cell office:value-type="float" office:value="0.10333333333333335" table:formula="of:=AVERAGE([.D174:.D176])" table:style-name="ce10">
            <text:p>0.103333333</text:p>
          </table:table-cell>
          <table:table-cell office:value-type="percentage" office:value="1.8999999999999997" table:formula="of:=AVERAGE([.E174:.E176])" table:style-name="ce8">
            <text:p>190%</text:p>
          </table:table-cell>
          <table:table-cell office:value-type="float" office:value="91.333333333333329" table:formula="of:=AVERAGE([.F174:.F176])" table:style-name="ce10">
            <text:p>91.33333333</text:p>
          </table:table-cell>
          <table:table-cell office:value-type="float" office:value="16.333333333333332" table:formula="of:=AVERAGE([.G174:.G176])" table:style-name="ce10">
            <text:p>16.33333333</text:p>
          </table:table-cell>
          <table:table-cell office:value-type="float" office:value="10" table:style-name="ce10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17.9" table:style-name="ce10">
            <text:p>117.9</text:p>
          </table:table-cell>
          <table:table-cell office:value-type="float" office:value="223.39" table:style-name="ce10">
            <text:p>223.39</text:p>
          </table:table-cell>
          <table:table-cell office:value-type="float" office:value="0.64" table:style-name="ce10">
            <text:p>0.64</text:p>
          </table:table-cell>
          <table:table-cell office:value-type="percentage" office:value="1.9" table:style-name="ce8">
            <text:p>190%</text:p>
          </table:table-cell>
          <table:table-cell office:value-type="float" office:value="235" table:style-name="ce10">
            <text:p>235</text:p>
          </table:table-cell>
          <table:table-cell office:value-type="float" office:value="56" table:style-name="ce10">
            <text:p>56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17.11" table:style-name="ce10">
            <text:p>117.11</text:p>
          </table:table-cell>
          <table:table-cell office:value-type="float" office:value="222.05" table:style-name="ce10">
            <text:p>222.05</text:p>
          </table:table-cell>
          <table:table-cell office:value-type="float" office:value="0.52" table:style-name="ce10">
            <text:p>0.52</text:p>
          </table:table-cell>
          <table:table-cell office:value-type="percentage" office:value="1.9" table:style-name="ce8">
            <text:p>190%</text:p>
          </table:table-cell>
          <table:table-cell office:value-type="float" office:value="256" table:style-name="ce10">
            <text:p>256</text:p>
          </table:table-cell>
          <table:table-cell office:value-type="float" office:value="56" table:style-name="ce10">
            <text:p>56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16.91" table:style-name="ce10">
            <text:p>116.91</text:p>
          </table:table-cell>
          <table:table-cell office:value-type="float" office:value="221.79" table:style-name="ce10">
            <text:p>221.79</text:p>
          </table:table-cell>
          <table:table-cell office:value-type="float" office:value="0.44" table:style-name="ce10">
            <text:p>0.44</text:p>
          </table:table-cell>
          <table:table-cell office:value-type="percentage" office:value="1.9" table:style-name="ce8">
            <text:p>190%</text:p>
          </table:table-cell>
          <table:table-cell office:value-type="float" office:value="232" table:style-name="ce10">
            <text:p>232</text:p>
          </table:table-cell>
          <table:table-cell office:value-type="float" office:value="56" table:style-name="ce10">
            <text:p>56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117.30666666666666" table:formula="of:=AVERAGE([.B178:.B180])" table:style-name="ce10">
            <text:p>117.3066667</text:p>
          </table:table-cell>
          <table:table-cell office:value-type="float" office:value="222.41" table:formula="of:=AVERAGE([.C178:.C180])" table:style-name="ce10">
            <text:p>222.41</text:p>
          </table:table-cell>
          <table:table-cell office:value-type="float" office:value="0.53333333333333333" table:formula="of:=AVERAGE([.D178:.D180])" table:style-name="ce10">
            <text:p>0.533333333</text:p>
          </table:table-cell>
          <table:table-cell office:value-type="float" office:value="190" table:style-name="ce10">
            <text:p>190</text:p>
          </table:table-cell>
          <table:table-cell office:value-type="float" office:value="241" table:formula="of:=AVERAGE([.F178:.F180])" table:style-name="ce10">
            <text:p>241</text:p>
          </table:table-cell>
          <table:table-cell office:value-type="float" office:value="56" table:formula="of:=AVERAGE([.G178:.G180])" table:style-name="ce10">
            <text:p>56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18.94" table:style-name="ce10">
            <text:p>118.94</text:p>
          </table:table-cell>
          <table:table-cell office:value-type="float" office:value="223.73" table:style-name="ce10">
            <text:p>223.73</text:p>
          </table:table-cell>
          <table:table-cell office:value-type="float" office:value="0.54" table:style-name="ce10">
            <text:p>0.54</text:p>
          </table:table-cell>
          <table:table-cell office:value-type="percentage" office:value="1.88" table:style-name="ce8">
            <text:p>188%</text:p>
          </table:table-cell>
          <table:table-cell office:value-type="float" office:value="457" table:style-name="ce10">
            <text:p>457</text:p>
          </table:table-cell>
          <table:table-cell office:value-type="float" office:value="62" table:style-name="ce10">
            <text:p>62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23.5" table:style-name="ce10">
            <text:p>123.5</text:p>
          </table:table-cell>
          <table:table-cell office:value-type="float" office:value="230.5" table:style-name="ce10">
            <text:p>230.5</text:p>
          </table:table-cell>
          <table:table-cell office:value-type="float" office:value="0.66" table:style-name="ce10">
            <text:p>0.66</text:p>
          </table:table-cell>
          <table:table-cell office:value-type="percentage" office:value="1.87" table:style-name="ce8">
            <text:p>187%</text:p>
          </table:table-cell>
          <table:table-cell office:value-type="float" office:value="480" table:style-name="ce10">
            <text:p>480</text:p>
          </table:table-cell>
          <table:table-cell office:value-type="float" office:value="59" table:style-name="ce10">
            <text:p>59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125.73" table:style-name="ce10">
            <text:p>125.73</text:p>
          </table:table-cell>
          <table:table-cell office:value-type="float" office:value="238.07" table:style-name="ce10">
            <text:p>238.07</text:p>
          </table:table-cell>
          <table:table-cell office:value-type="float" office:value="0.66" table:style-name="ce10">
            <text:p>0.66</text:p>
          </table:table-cell>
          <table:table-cell office:value-type="percentage" office:value="1.89" table:style-name="ce8">
            <text:p>189%</text:p>
          </table:table-cell>
          <table:table-cell office:value-type="float" office:value="478" table:style-name="ce10">
            <text:p>478</text:p>
          </table:table-cell>
          <table:table-cell office:value-type="float" office:value="57" table:style-name="ce10">
            <text:p>57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122.72333333333334" table:formula="of:=AVERAGE([.B182:.B184])" table:style-name="ce10">
            <text:p>122.7233333</text:p>
          </table:table-cell>
          <table:table-cell office:value-type="float" office:value="230.76666666666665" table:formula="of:=AVERAGE([.C182:.C184])" table:style-name="ce10">
            <text:p>230.7666667</text:p>
          </table:table-cell>
          <table:table-cell office:value-type="float" office:value="0.62000000000000011" table:formula="of:=AVERAGE([.D182:.D184])" table:style-name="ce10">
            <text:p>0.62</text:p>
          </table:table-cell>
          <table:table-cell office:value-type="percentage" office:value="1.88" table:formula="of:=AVERAGE([.E182:.E184])" table:style-name="ce8">
            <text:p>188%</text:p>
          </table:table-cell>
          <table:table-cell office:value-type="float" office:value="471.66666666666669" table:formula="of:=AVERAGE([.F182:.F184])" table:style-name="ce10">
            <text:p>471.6666667</text:p>
          </table:table-cell>
          <table:table-cell office:value-type="float" office:value="59.333333333333336" table:formula="of:=AVERAGE([.G182:.G184])" table:style-name="ce10">
            <text:p>59.33333333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329.87" table:style-name="ce10">
            <text:p>329.87</text:p>
          </table:table-cell>
          <table:table-cell office:value-type="float" office:value="624.71" table:style-name="ce10">
            <text:p>624.71</text:p>
          </table:table-cell>
          <table:table-cell office:value-type="float" office:value="2.08" table:style-name="ce10">
            <text:p>2.08</text:p>
          </table:table-cell>
          <table:table-cell office:value-type="percentage" office:value="1.9" table:style-name="ce8">
            <text:p>190%</text:p>
          </table:table-cell>
          <table:table-cell office:value-type="float" office:value="660" table:style-name="ce10">
            <text:p>660</text:p>
          </table:table-cell>
          <table:table-cell office:value-type="float" office:value="106" table:style-name="ce10">
            <text:p>106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77.61" table:style-name="ce10">
            <text:p>277.61</text:p>
          </table:table-cell>
          <table:table-cell office:value-type="float" office:value="525.48" table:style-name="ce10">
            <text:p>525.48</text:p>
          </table:table-cell>
          <table:table-cell office:value-type="float" office:value="1.4" table:style-name="ce10">
            <text:p>1.4</text:p>
          </table:table-cell>
          <table:table-cell office:value-type="percentage" office:value="1.89" table:style-name="ce8">
            <text:p>189%</text:p>
          </table:table-cell>
          <table:table-cell office:value-type="float" office:value="556" table:style-name="ce10">
            <text:p>556</text:p>
          </table:table-cell>
          <table:table-cell office:value-type="float" office:value="106" table:style-name="ce10">
            <text:p>106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57.22000000000003" table:style-name="ce10">
            <text:p>257.22</text:p>
          </table:table-cell>
          <table:table-cell office:value-type="float" office:value="487.22" table:style-name="ce10">
            <text:p>487.22</text:p>
          </table:table-cell>
          <table:table-cell office:value-type="float" office:value="1.3" table:style-name="ce10">
            <text:p>1.3</text:p>
          </table:table-cell>
          <table:table-cell office:value-type="percentage" office:value="1.89" table:style-name="ce8">
            <text:p>189%</text:p>
          </table:table-cell>
          <table:table-cell office:value-type="float" office:value="521" table:style-name="ce10">
            <text:p>521</text:p>
          </table:table-cell>
          <table:table-cell office:value-type="float" office:value="106" table:style-name="ce10">
            <text:p>106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288.23333333333335" table:formula="of:=AVERAGE([.B186:.B188])" table:style-name="ce10">
            <text:p>288.2333333</text:p>
          </table:table-cell>
          <table:table-cell office:value-type="float" office:value="545.8033333333334" table:formula="of:=AVERAGE([.C186:.C188])" table:style-name="ce10">
            <text:p>545.8033333</text:p>
          </table:table-cell>
          <table:table-cell office:value-type="float" office:value="1.5933333333333335" table:formula="of:=AVERAGE([.D186:.D188])" table:style-name="ce10">
            <text:p>1.593333333</text:p>
          </table:table-cell>
          <table:table-cell office:value-type="percentage" office:value="1.8933333333333333" table:formula="of:=AVERAGE([.E186:.E188])" table:style-name="ce8">
            <text:p>189%</text:p>
          </table:table-cell>
          <table:table-cell office:value-type="float" office:value="579" table:formula="of:=AVERAGE([.F186:.F188])" table:style-name="ce10">
            <text:p>579</text:p>
          </table:table-cell>
          <table:table-cell office:value-type="float" office:value="106" table:formula="of:=AVERAGE([.G186:.G188])" table:style-name="ce10">
            <text:p>106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94.69" table:style-name="ce10">
            <text:p>294.69</text:p>
          </table:table-cell>
          <table:table-cell office:value-type="float" office:value="554.14" table:style-name="ce10">
            <text:p>554.14</text:p>
          </table:table-cell>
          <table:table-cell office:value-type="float" office:value="1.86" table:style-name="ce10">
            <text:p>1.86</text:p>
          </table:table-cell>
          <table:table-cell office:value-type="percentage" office:value="1.88" table:style-name="ce8">
            <text:p>188%</text:p>
          </table:table-cell>
          <table:table-cell office:value-type="float" office:value="1071" table:style-name="ce10">
            <text:p>1071</text:p>
          </table:table-cell>
          <table:table-cell office:value-type="float" office:value="116" table:style-name="ce10">
            <text:p>116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312.70999999999998" table:style-name="ce10">
            <text:p>312.71</text:p>
          </table:table-cell>
          <table:table-cell office:value-type="float" office:value="589.92999999999995" table:style-name="ce10">
            <text:p>589.93</text:p>
          </table:table-cell>
          <table:table-cell office:value-type="float" office:value="2.13" table:style-name="ce10">
            <text:p>2.13</text:p>
          </table:table-cell>
          <table:table-cell office:value-type="percentage" office:value="1.89" table:style-name="ce8">
            <text:p>189%</text:p>
          </table:table-cell>
          <table:table-cell office:value-type="float" office:value="1143" table:style-name="ce10">
            <text:p>1143</text:p>
          </table:table-cell>
          <table:table-cell office:value-type="float" office:value="111" table:style-name="ce10">
            <text:p>111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FIFO</text:p>
          </table:table-cell>
          <table:table-cell office:value-type="float" office:value="284.73" table:style-name="ce10">
            <text:p>284.73</text:p>
          </table:table-cell>
          <table:table-cell office:value-type="float" office:value="537.98" table:style-name="ce10">
            <text:p>537.98</text:p>
          </table:table-cell>
          <table:table-cell office:value-type="float" office:value="1.71" table:style-name="ce10">
            <text:p>1.71</text:p>
          </table:table-cell>
          <table:table-cell office:value-type="percentage" office:value="1.89" table:style-name="ce8">
            <text:p>189%</text:p>
          </table:table-cell>
          <table:table-cell office:value-type="float" office:value="1083" table:style-name="ce10">
            <text:p>1083</text:p>
          </table:table-cell>
          <table:table-cell office:value-type="float" office:value="111" table:style-name="ce10">
            <text:p>111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FIFO</text:p>
          </table:table-cell>
          <table:table-cell office:value-type="float" office:value="297.37666666666667" table:formula="of:=AVERAGE([.B190:.B192])" table:style-name="ce10">
            <text:p>297.3766667</text:p>
          </table:table-cell>
          <table:table-cell office:value-type="float" office:value="560.68333333333328" table:formula="of:=AVERAGE([.C190:.C192])" table:style-name="ce10">
            <text:p>560.6833333</text:p>
          </table:table-cell>
          <table:table-cell office:value-type="float" office:value="1.9000000000000001" table:formula="of:=AVERAGE([.D190:.D192])" table:style-name="ce10">
            <text:p>1.9</text:p>
          </table:table-cell>
          <table:table-cell office:value-type="percentage" office:value="1.8866666666666665" table:formula="of:=AVERAGE([.E190:.E192])" table:style-name="ce8">
            <text:p>189%</text:p>
          </table:table-cell>
          <table:table-cell office:value-type="float" office:value="1099" table:formula="of:=AVERAGE([.F190:.F192])" table:style-name="ce10">
            <text:p>1099</text:p>
          </table:table-cell>
          <table:table-cell office:value-type="float" office:value="112.66666666666667" table:formula="of:=AVERAGE([.G190:.G192])" table:style-name="ce10">
            <text:p>112.6666667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RR</text:p>
          </table:table-cell>
          <table:table-cell office:value-type="float" office:value="23.63" table:style-name="ce10">
            <text:p>23.63</text:p>
          </table:table-cell>
          <table:table-cell office:value-type="float" office:value="44.94" table:style-name="ce10">
            <text:p>44.94</text:p>
          </table:table-cell>
          <table:table-cell office:value-type="float" office:value="0.12" table:style-name="ce10">
            <text:p>0.12</text:p>
          </table:table-cell>
          <table:table-cell office:value-type="percentage" office:value="1.9" table:style-name="ce8">
            <text:p>190%</text:p>
          </table:table-cell>
          <table:table-cell office:value-type="float" office:value="269" table:style-name="ce10">
            <text:p>269</text:p>
          </table:table-cell>
          <table:table-cell office:value-type="float" office:value="19" table:style-name="ce10">
            <text:p>19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RR</text:p>
          </table:table-cell>
          <table:table-cell office:value-type="float" office:value="26.97" table:style-name="ce10">
            <text:p>26.97</text:p>
          </table:table-cell>
          <table:table-cell office:value-type="float" office:value="51.15" table:style-name="ce10">
            <text:p>51.15</text:p>
          </table:table-cell>
          <table:table-cell office:value-type="float" office:value="0.13" table:style-name="ce10">
            <text:p>0.13</text:p>
          </table:table-cell>
          <table:table-cell office:value-type="percentage" office:value="1.9" table:style-name="ce8">
            <text:p>190%</text:p>
          </table:table-cell>
          <table:table-cell office:value-type="float" office:value="309" table:style-name="ce10">
            <text:p>309</text:p>
          </table:table-cell>
          <table:table-cell office:value-type="float" office:value="22" table:style-name="ce10">
            <text:p>22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11">
            <text:p>SCHED_RR</text:p>
          </table:table-cell>
          <table:table-cell office:value-type="float" office:value="26.41" table:style-name="ce10">
            <text:p>26.41</text:p>
          </table:table-cell>
          <table:table-cell office:value-type="float" office:value="50.05" table:style-name="ce10">
            <text:p>50.05</text:p>
          </table:table-cell>
          <table:table-cell office:value-type="float" office:value="0.16" table:style-name="ce10">
            <text:p>0.16</text:p>
          </table:table-cell>
          <table:table-cell office:value-type="percentage" office:value="1.9" table:style-name="ce8">
            <text:p>190%</text:p>
          </table:table-cell>
          <table:table-cell office:value-type="float" office:value="317" table:style-name="ce10">
            <text:p>317</text:p>
          </table:table-cell>
          <table:table-cell office:value-type="float" office:value="18" table:style-name="ce10">
            <text:p>18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25.669999999999998" table:formula="of:=AVERAGE([.B194:.B196])" table:style-name="ce10">
            <text:p>25.67</text:p>
          </table:table-cell>
          <table:table-cell office:value-type="float" office:value="48.713333333333331" table:formula="of:=AVERAGE([.C194:.C196])" table:style-name="ce10">
            <text:p>48.71333333</text:p>
          </table:table-cell>
          <table:table-cell office:value-type="float" office:value="0.13666666666666669" table:formula="of:=AVERAGE([.D194:.D196])" table:style-name="ce10">
            <text:p>0.136666667</text:p>
          </table:table-cell>
          <table:table-cell office:value-type="percentage" office:value="1.8999999999999997" table:formula="of:=AVERAGE([.E194:.E196])" table:style-name="ce8">
            <text:p>190%</text:p>
          </table:table-cell>
          <table:table-cell office:value-type="float" office:value="298.33333333333331" table:formula="of:=AVERAGE([.F194:.F196])" table:style-name="ce10">
            <text:p>298.3333333</text:p>
          </table:table-cell>
          <table:table-cell office:value-type="float" office:value="19.666666666666668" table:formula="of:=AVERAGE([.G194:.G196])" table:style-name="ce10">
            <text:p>19.66666667</text:p>
          </table:table-cell>
          <table:table-cell office:value-type="float" office:value="10" table:style-name="ce10">
            <text:p>1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4.1" table:style-name="ce10">
            <text:p>24.1</text:p>
          </table:table-cell>
          <table:table-cell office:value-type="float" office:value="45.7" table:style-name="ce10">
            <text:p>45.7</text:p>
          </table:table-cell>
          <table:table-cell office:value-type="float" office:value="0.11" table:style-name="ce10">
            <text:p>0.11</text:p>
          </table:table-cell>
          <table:table-cell office:value-type="percentage" office:value="1.9" table:style-name="ce8">
            <text:p>190%</text:p>
          </table:table-cell>
          <table:table-cell office:value-type="float" office:value="109" table:style-name="ce10">
            <text:p>109</text:p>
          </table:table-cell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33.65" table:style-name="ce10">
            <text:p>33.65</text:p>
          </table:table-cell>
          <table:table-cell office:value-type="float" office:value="63.65" table:style-name="ce10">
            <text:p>63.65</text:p>
          </table:table-cell>
          <table:table-cell office:value-type="float" office:value="0.15" table:style-name="ce10">
            <text:p>0.15</text:p>
          </table:table-cell>
          <table:table-cell office:value-type="percentage" office:value="1.89" table:style-name="ce8">
            <text:p>189%</text:p>
          </table:table-cell>
          <table:table-cell office:value-type="float" office:value="119" table:style-name="ce10">
            <text:p>119</text:p>
          </table:table-cell>
          <table:table-cell office:value-type="float" office:value="16" table:style-name="ce10">
            <text:p>16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8.74" table:style-name="ce10">
            <text:p>28.74</text:p>
          </table:table-cell>
          <table:table-cell office:value-type="float" office:value="53.72" table:style-name="ce10">
            <text:p>53.72</text:p>
          </table:table-cell>
          <table:table-cell office:value-type="float" office:value="0.16" table:style-name="ce10">
            <text:p>0.16</text:p>
          </table:table-cell>
          <table:table-cell office:value-type="percentage" office:value="1.87" table:style-name="ce8">
            <text:p>187%</text:p>
          </table:table-cell>
          <table:table-cell office:value-type="float" office:value="129" table:style-name="ce10">
            <text:p>129</text:p>
          </table:table-cell>
          <table:table-cell office:value-type="float" office:value="20" table:style-name="ce10">
            <text:p>20</text:p>
          </table:table-cell>
          <table:table-cell office:value-type="float" office:value="10" table:style-name="ce10">
            <text:p>1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28.83" table:formula="of:=AVERAGE([.B198:.B200])" table:style-name="ce10">
            <text:p>28.83</text:p>
          </table:table-cell>
          <table:table-cell office:value-type="float" office:value="54.356666666666662" table:formula="of:=AVERAGE([.C198:.C200])" table:style-name="ce10">
            <text:p>54.35666667</text:p>
          </table:table-cell>
          <table:table-cell office:value-type="float" office:value="0.14000000000000001" table:formula="of:=AVERAGE([.D198:.D200])" table:style-name="ce10">
            <text:p>0.14</text:p>
          </table:table-cell>
          <table:table-cell office:value-type="percentage" office:value="1.8866666666666667" table:formula="of:=AVERAGE([.E198:.E200])" table:style-name="ce8">
            <text:p>189%</text:p>
          </table:table-cell>
          <table:table-cell office:value-type="float" office:value="119" table:formula="of:=AVERAGE([.F198:.F200])" table:style-name="ce10">
            <text:p>119</text:p>
          </table:table-cell>
          <table:table-cell office:value-type="float" office:value="17" table:formula="of:=AVERAGE([.G198:.G200])" table:style-name="ce10">
            <text:p>17</text:p>
          </table:table-cell>
          <table:table-cell office:value-type="float" office:value="10" table:style-name="ce10">
            <text:p>1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48.52000000000001" table:style-name="ce10">
            <text:p>148.52</text:p>
          </table:table-cell>
          <table:table-cell office:value-type="float" office:value="281.64" table:style-name="ce10">
            <text:p>281.64</text:p>
          </table:table-cell>
          <table:table-cell office:value-type="float" office:value="0.74" table:style-name="ce10">
            <text:p>0.74</text:p>
          </table:table-cell>
          <table:table-cell office:value-type="percentage" office:value="1.9" table:style-name="ce8">
            <text:p>190%</text:p>
          </table:table-cell>
          <table:table-cell office:value-type="float" office:value="1735" table:style-name="ce10">
            <text:p>1735</text:p>
          </table:table-cell>
          <table:table-cell office:value-type="float" office:value="59" table:style-name="ce10">
            <text:p>59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22.69" table:style-name="ce10">
            <text:p>122.69</text:p>
          </table:table-cell>
          <table:table-cell office:value-type="float" office:value="232.84" table:style-name="ce10">
            <text:p>232.84</text:p>
          </table:table-cell>
          <table:table-cell office:value-type="float" office:value="0.54" table:style-name="ce10">
            <text:p>0.54</text:p>
          </table:table-cell>
          <table:table-cell office:value-type="percentage" office:value="1.9" table:style-name="ce8">
            <text:p>190%</text:p>
          </table:table-cell>
          <table:table-cell office:value-type="float" office:value="1450" table:style-name="ce10">
            <text:p>1450</text:p>
          </table:table-cell>
          <table:table-cell office:value-type="float" office:value="62" table:style-name="ce10">
            <text:p>62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18.02" table:style-name="ce10">
            <text:p>118.02</text:p>
          </table:table-cell>
          <table:table-cell office:value-type="float" office:value="223.91" table:style-name="ce10">
            <text:p>223.91</text:p>
          </table:table-cell>
          <table:table-cell office:value-type="float" office:value="0.56000000000000005" table:style-name="ce10">
            <text:p>0.56</text:p>
          </table:table-cell>
          <table:table-cell office:value-type="percentage" office:value="1.9" table:style-name="ce8">
            <text:p>190%</text:p>
          </table:table-cell>
          <table:table-cell office:value-type="float" office:value="1364" table:style-name="ce10">
            <text:p>1364</text:p>
          </table:table-cell>
          <table:table-cell office:value-type="float" office:value="61" table:style-name="ce10">
            <text:p>61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129.74333333333334" table:formula="of:=AVERAGE([.B202:.B204])" table:style-name="ce10">
            <text:p>129.7433333</text:p>
          </table:table-cell>
          <table:table-cell office:value-type="float" office:value="246.13" table:formula="of:=AVERAGE([.C202:.C204])" table:style-name="ce10">
            <text:p>246.13</text:p>
          </table:table-cell>
          <table:table-cell office:value-type="float" office:value="0.6133333333333334" table:formula="of:=AVERAGE([.D202:.D204])" table:style-name="ce10">
            <text:p>0.613333333</text:p>
          </table:table-cell>
          <table:table-cell office:value-type="percentage" office:value="1.8999999999999997" table:formula="of:=AVERAGE([.E202:.E204])" table:style-name="ce8">
            <text:p>190%</text:p>
          </table:table-cell>
          <table:table-cell office:value-type="float" office:value="1516.3333333333333" table:formula="of:=AVERAGE([.F202:.F204])" table:style-name="ce10">
            <text:p>1516.333333</text:p>
          </table:table-cell>
          <table:table-cell office:value-type="float" office:value="60.666666666666664" table:formula="of:=AVERAGE([.G202:.G204])" table:style-name="ce10">
            <text:p>60.66666667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12.16" table:style-name="ce10">
            <text:p>112.16</text:p>
          </table:table-cell>
          <table:table-cell office:value-type="float" office:value="212.74" table:style-name="ce10">
            <text:p>212.74</text:p>
          </table:table-cell>
          <table:table-cell office:value-type="float" office:value="0.54" table:style-name="ce10">
            <text:p>0.54</text:p>
          </table:table-cell>
          <table:table-cell office:value-type="percentage" office:value="1.9" table:style-name="ce8">
            <text:p>190%</text:p>
          </table:table-cell>
          <table:table-cell office:value-type="float" office:value="444" table:style-name="ce10">
            <text:p>444</text:p>
          </table:table-cell>
          <table:table-cell office:value-type="float" office:value="58" table:style-name="ce10">
            <text:p>58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13.38" table:style-name="ce10">
            <text:p>113.38</text:p>
          </table:table-cell>
          <table:table-cell office:value-type="float" office:value="214.16" table:style-name="ce10">
            <text:p>214.16</text:p>
          </table:table-cell>
          <table:table-cell office:value-type="float" office:value="0.6" table:style-name="ce10">
            <text:p>0.6</text:p>
          </table:table-cell>
          <table:table-cell office:value-type="percentage" office:value="1.89" table:style-name="ce8">
            <text:p>189%</text:p>
          </table:table-cell>
          <table:table-cell office:value-type="float" office:value="432" table:style-name="ce10">
            <text:p>432</text:p>
          </table:table-cell>
          <table:table-cell office:value-type="float" office:value="57" table:style-name="ce10">
            <text:p>57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115.34" table:style-name="ce10">
            <text:p>115.34</text:p>
          </table:table-cell>
          <table:table-cell office:value-type="float" office:value="217.79" table:style-name="ce10">
            <text:p>217.79</text:p>
          </table:table-cell>
          <table:table-cell office:value-type="float" office:value="0.57999999999999996" table:style-name="ce10">
            <text:p>0.58</text:p>
          </table:table-cell>
          <table:table-cell office:value-type="percentage" office:value="1.89" table:style-name="ce8">
            <text:p>189%</text:p>
          </table:table-cell>
          <table:table-cell office:value-type="float" office:value="459" table:style-name="ce10">
            <text:p>459</text:p>
          </table:table-cell>
          <table:table-cell office:value-type="float" office:value="56" table:style-name="ce10">
            <text:p>56</text:p>
          </table:table-cell>
          <table:table-cell office:value-type="float" office:value="50" table:style-name="ce10">
            <text:p>5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113.62666666666667" table:formula="of:=AVERAGE([.B206:.B208])" table:style-name="ce10">
            <text:p>113.6266667</text:p>
          </table:table-cell>
          <table:table-cell office:value-type="float" office:value="214.89666666666665" table:formula="of:=AVERAGE([.C206:.C208])" table:style-name="ce10">
            <text:p>214.8966667</text:p>
          </table:table-cell>
          <table:table-cell office:value-type="float" office:value="0.57333333333333336" table:formula="of:=AVERAGE([.D206:.D208])" table:style-name="ce10">
            <text:p>0.573333333</text:p>
          </table:table-cell>
          <table:table-cell office:value-type="percentage" office:value="1.89" table:style-name="ce8">
            <text:p>189%</text:p>
          </table:table-cell>
          <table:table-cell office:value-type="float" office:value="445" table:formula="of:=AVERAGE([.F206:.F208])" table:style-name="ce10">
            <text:p>445</text:p>
          </table:table-cell>
          <table:table-cell office:value-type="float" office:value="57" table:formula="of:=AVERAGE([.G206:.G208])" table:style-name="ce10">
            <text:p>57</text:p>
          </table:table-cell>
          <table:table-cell office:value-type="float" office:value="50" table:style-name="ce10">
            <text:p>5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44.39" table:style-name="ce10">
            <text:p>244.39</text:p>
          </table:table-cell>
          <table:table-cell office:value-type="float" office:value="463.58" table:style-name="ce10">
            <text:p>463.58</text:p>
          </table:table-cell>
          <table:table-cell office:value-type="float" office:value="1.17" table:style-name="ce10">
            <text:p>1.17</text:p>
          </table:table-cell>
          <table:table-cell office:value-type="percentage" office:value="1.9" table:style-name="ce8">
            <text:p>190%</text:p>
          </table:table-cell>
          <table:table-cell office:value-type="float" office:value="2806" table:style-name="ce10">
            <text:p>2806</text:p>
          </table:table-cell>
          <table:table-cell office:value-type="float" office:value="109" table:style-name="ce10">
            <text:p>109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50.93" table:style-name="ce10">
            <text:p>250.93</text:p>
          </table:table-cell>
          <table:table-cell office:value-type="float" office:value="476.18" table:style-name="ce10">
            <text:p>476.18</text:p>
          </table:table-cell>
          <table:table-cell office:value-type="float" office:value="1.1399999999999999" table:style-name="ce10">
            <text:p>1.14</text:p>
          </table:table-cell>
          <table:table-cell office:value-type="percentage" office:value="1.9" table:style-name="ce8">
            <text:p>190%</text:p>
          </table:table-cell>
          <table:table-cell office:value-type="float" office:value="2930" table:style-name="ce10">
            <text:p>2930</text:p>
          </table:table-cell>
          <table:table-cell office:value-type="float" office:value="113" table:style-name="ce10">
            <text:p>113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72.2" table:style-name="ce10">
            <text:p>272.2</text:p>
          </table:table-cell>
          <table:table-cell office:value-type="float" office:value="516.29" table:style-name="ce10">
            <text:p>516.29</text:p>
          </table:table-cell>
          <table:table-cell office:value-type="float" office:value="1.42" table:style-name="ce10">
            <text:p>1.42</text:p>
          </table:table-cell>
          <table:table-cell office:value-type="percentage" office:value="1.9" table:style-name="ce8">
            <text:p>190%</text:p>
          </table:table-cell>
          <table:table-cell office:value-type="float" office:value="3138" table:style-name="ce10">
            <text:p>3138</text:p>
          </table:table-cell>
          <table:table-cell office:value-type="float" office:value="110" table:style-name="ce10">
            <text:p>110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255.84" table:formula="of:=AVERAGE([.B210:.B212])" table:style-name="ce10">
            <text:p>255.84</text:p>
          </table:table-cell>
          <table:table-cell office:value-type="float" office:value="485.34999999999997" table:formula="of:=AVERAGE([.C210:.C212])" table:style-name="ce10">
            <text:p>485.35</text:p>
          </table:table-cell>
          <table:table-cell office:value-type="float" office:value="1.2433333333333332" table:formula="of:=AVERAGE([.D210:.D212])" table:style-name="ce10">
            <text:p>1.243333333</text:p>
          </table:table-cell>
          <table:table-cell office:value-type="percentage" office:value="1.9" table:style-name="ce8">
            <text:p>190%</text:p>
          </table:table-cell>
          <table:table-cell office:value-type="float" office:value="2958" table:formula="of:=AVERAGE([.F210:.F212])" table:style-name="ce10">
            <text:p>2958</text:p>
          </table:table-cell>
          <table:table-cell office:value-type="float" office:value="110.66666666666667" table:formula="of:=AVERAGE([.G210:.G212])" table:style-name="ce10">
            <text:p>110.6666667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Y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51" table:style-name="ce10">
            <text:p>251</text:p>
          </table:table-cell>
          <table:table-cell office:value-type="float" office:value="472.34" table:style-name="ce10">
            <text:p>472.34</text:p>
          </table:table-cell>
          <table:table-cell office:value-type="float" office:value="1.17" table:style-name="ce10">
            <text:p>1.17</text:p>
          </table:table-cell>
          <table:table-cell office:value-type="percentage" office:value="1.88" table:style-name="ce8">
            <text:p>188%</text:p>
          </table:table-cell>
          <table:table-cell office:value-type="float" office:value="963" table:style-name="ce10">
            <text:p>963</text:p>
          </table:table-cell>
          <table:table-cell office:value-type="float" office:value="111" table:style-name="ce10">
            <text:p>111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61.44" table:style-name="ce10">
            <text:p>261.44</text:p>
          </table:table-cell>
          <table:table-cell office:value-type="float" office:value="493.08" table:style-name="ce10">
            <text:p>493.08</text:p>
          </table:table-cell>
          <table:table-cell office:value-type="float" office:value="1.44" table:style-name="ce10">
            <text:p>1.44</text:p>
          </table:table-cell>
          <table:table-cell office:value-type="percentage" office:value="1.89" table:style-name="ce8">
            <text:p>189%</text:p>
          </table:table-cell>
          <table:table-cell office:value-type="float" office:value="1028" table:style-name="ce10">
            <text:p>1028</text:p>
          </table:table-cell>
          <table:table-cell office:value-type="float" office:value="111" table:style-name="ce10">
            <text:p>111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 table:visibility="collapse">
          <table:table-cell office:value-type="string" table:style-name="ce9">
            <text:p>RR</text:p>
          </table:table-cell>
          <table:table-cell office:value-type="float" office:value="252.61" table:style-name="ce10">
            <text:p>252.61</text:p>
          </table:table-cell>
          <table:table-cell office:value-type="float" office:value="479.17" table:style-name="ce10">
            <text:p>479.17</text:p>
          </table:table-cell>
          <table:table-cell office:value-type="float" office:value="1.26" table:style-name="ce10">
            <text:p>1.26</text:p>
          </table:table-cell>
          <table:table-cell office:value-type="percentage" office:value="1.9" table:style-name="ce8">
            <text:p>190%</text:p>
          </table:table-cell>
          <table:table-cell office:value-type="float" office:value="990" table:style-name="ce10">
            <text:p>990</text:p>
          </table:table-cell>
          <table:table-cell office:value-type="float" office:value="114" table:style-name="ce10">
            <text:p>114</text:p>
          </table:table-cell>
          <table:table-cell office:value-type="float" office:value="100" table:style-name="ce10">
            <text:p>100</text:p>
          </table:table-cell>
          <table:table-cell table:style-name="ce5"/>
          <table:table-cell office:value-type="string" table:style-name="ce3">
            <text:p>MIX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RR</text:p>
          </table:table-cell>
          <table:table-cell office:value-type="float" office:value="255.01666666666668" table:formula="of:=AVERAGE([.B214:.B216])" table:style-name="ce10">
            <text:p>255.0166667</text:p>
          </table:table-cell>
          <table:table-cell office:value-type="float" office:value="481.53" table:formula="of:=AVERAGE([.C214:.C216])" table:style-name="ce10">
            <text:p>481.53</text:p>
          </table:table-cell>
          <table:table-cell office:value-type="float" office:value="1.29" table:formula="of:=AVERAGE([.D214:.D216])" table:style-name="ce10">
            <text:p>1.29</text:p>
          </table:table-cell>
          <table:table-cell office:value-type="percentage" office:value="1.89" table:formula="of:=AVERAGE([.E214:.E216])" table:style-name="ce8">
            <text:p>189%</text:p>
          </table:table-cell>
          <table:table-cell office:value-type="float" office:value="993.66666666666663" table:formula="of:=AVERAGE([.F214:.F216])" table:style-name="ce10">
            <text:p>993.6666667</text:p>
          </table:table-cell>
          <table:table-cell office:value-type="float" office:value="112" table:formula="of:=AVERAGE([.G214:.G216])" table:style-name="ce10">
            <text:p>112</text:p>
          </table:table-cell>
          <table:table-cell office:value-type="float" office:value="100" table:style-name="ce10">
            <text:p>100</text:p>
          </table:table-cell>
          <table:table-cell office:value-type="string" table:style-name="ce2">
            <text:p>N</text:p>
          </table:table-cell>
          <table:table-cell office:value-type="string" table:style-name="ce3">
            <text:p>MIX</text:p>
          </table:table-cell>
          <table:table-cell table:number-columns-repeated="16374"/>
        </table:table-row>
        <table:table-row table:number-rows-repeated="1048359" table:style-name="ro2">
          <table:table-cell table:number-columns-repeated="16384"/>
        </table:table-row>
      </table:table>
      <table:database-ranges>
        <table:database-range table:target-range-address="data_csv.A1:data_csv.J217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28</meta:generator>
    <dc:creator>X</dc:creator>
    <meta:creation-date>2016-11-15T23:27:07Z</meta:creation-date>
    <dc:date>2016-11-15T23:27:13Z</dc:date>
  </office:meta>
</office:document-meta>
</file>